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374cm" fo:text-align="center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HSK Level 3.0 Vocabulary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1071 word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遵守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遵守 (zūn shǒu)</text:p>
              </text:list-item>
              <text:list-item>
                <text:p>To abide by; to comply with; to observe (rules, laws, etc.)</text:p>
                <text:p/>
              </text:list-item>
              <text:list-item>
                <text:p>遵守规定是每个公民的责任。</text:p>
              </text:list-item>
              <text:list-item>
                <text:p>Zūnshǒu guīdìng shì měi gè gōngmín de zérèn.</text:p>
              </text:list-item>
              <text:list-item>
                <text:p>It is the responsibility of every citizen to abide by the regulation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尊重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尊重 (zūn zhòng)</text:p>
              </text:list-item>
              <text:list-item>
                <text:p>Respect; to respect</text:p>
                <text:p/>
              </text:list-item>
              <text:list-item>
                <text:p>尊重他人意见是建立良好关系的重要因素。</text:p>
              </text:list-item>
              <text:list-item>
                <text:p>Zūnzhòng tārén yìjiàn shì jiànlì liánghǎo guānxì de zhòngyào yīnsù.</text:p>
              </text:list-item>
              <text:list-item>
                <text:p>Respecting the opinions of others is an important factor in building good relationship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尊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尊敬 (zūn jìng)</text:p>
              </text:list-item>
              <text:list-item>
                <text:p>To respect; to hold in high esteem; to esteem</text:p>
                <text:p/>
              </text:list-item>
              <text:list-item>
                <text:p>尊敬长辈是中华文化的传统美德。</text:p>
              </text:list-item>
              <text:list-item>
                <text:p>Zūnjìng zhǎngbèi shì Zhōnghuá wénhuà de chuántǒng měidé.</text:p>
              </text:list-item>
              <text:list-item>
                <text:p>Respecting elders is a traditional virtue in Chinese cultur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醉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醉 (zuì)</text:p>
              </text:list-item>
              <text:list-item>
                <text:p>Drunk; to get drunk</text:p>
                <text:p/>
              </text:list-item>
              <text:list-item>
                <text:p>他昨晚喝得太多，完全醉了。</text:p>
              </text:list-item>
              <text:list-item>
                <text:p>Tā zuó wǎn hē dé tài duō, wánquán zuì le.</text:p>
              </text:list-item>
              <text:list-item>
                <text:p>He drank too much last night and was completely drunk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组织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组织 (zǔzhī)</text:p>
              </text:list-item>
              <text:list-item>
                <text:p>Organize; organization</text:p>
                <text:p/>
              </text:list-item>
              <text:list-item>
                <text:p>我们需要组织一场会议讨论新计划。</text:p>
              </text:list-item>
              <text:list-item>
                <text:p>Wǒmen xūyào zǔzhī yīchǎng huìyì tǎolùn xīn jìhuà.</text:p>
              </text:list-item>
              <text:list-item>
                <text:p>We need to organize a meeting to discuss the new pla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阻碍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阻碍 (zǔ'ài)</text:p>
              </text:list-item>
              <text:list-item>
                <text:p>Hinder; impede; obstruct</text:p>
                <text:p/>
              </text:list-item>
              <text:list-item>
                <text:p>不要让困难阻碍你前进的步伐。</text:p>
              </text:list-item>
              <text:list-item>
                <text:p>Bùyào ràng kùnnán zǔ'ài nǐ qiánjìn de bùfá.</text:p>
              </text:list-item>
              <text:list-item>
                <text:p>Don't let difficulties hinder your progres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总体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总体 (zǒngtǐ)</text:p>
              </text:list-item>
              <text:list-item>
                <text:p>Overall; on the whole; general</text:p>
                <text:p/>
              </text:list-item>
              <text:list-item>
                <text:p>总体而言，这个项目取得了显著的进展。</text:p>
              </text:list-item>
              <text:list-item>
                <text:p>Zǒngtǐ ér yán, zhège xiàngmù qǔdé le xiǎnzhù de jìnzhǎn.</text:p>
              </text:list-item>
              <text:list-item>
                <text:p>Overall, this project has made significant progres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35cm" presentation:class="title" presentation:user-transformed="true">
          <draw:text-box>
            <text:p>总算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总算 (zǒngsuàn)</text:p>
              </text:list-item>
              <text:list-item>
                <text:p>Finally; at long last</text:p>
                <text:p/>
              </text:list-item>
              <text:list-item>
                <text:p>经过漫长的等待，他们总算回家了。</text:p>
              </text:list-item>
              <text:list-item>
                <text:p>Jīngguò màncháng de děngdài, tāmen zǒngsuàn huí jiā le.</text:p>
              </text:list-item>
              <text:list-item>
                <text:p>After a long wait, they finally returned hom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总数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总数 (zǒngshù)</text:p>
              </text:list-item>
              <text:list-item>
                <text:p>Total number; sum</text:p>
                <text:p/>
              </text:list-item>
              <text:list-item>
                <text:p>请提供所有项目的总数和详细清单。</text:p>
              </text:list-item>
              <text:list-item>
                <text:p>Qǐng tígōng suǒyǒu xiàngmù de zǒngshù hé xiángxi qīngdān.</text:p>
              </text:list-item>
              <text:list-item>
                <text:p>Please provide the total number and detailed list of all item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总裁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总裁 (zǒngcái)</text:p>
              </text:list-item>
              <text:list-item>
                <text:p>CEO; president (of a company)</text:p>
                <text:p/>
              </text:list-item>
              <text:list-item>
                <text:p>公司的总裁正在制定新的发展战略。</text:p>
              </text:list-item>
              <text:list-item>
                <text:p>Gōngsī de zǒngcái zhèngzài zhìdìng xīn de fāzhǎn zhànlüè.</text:p>
              </text:list-item>
              <text:list-item>
                <text:p>The company's CEO is working on a new development strateg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自愿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自愿 (zìyuàn)</text:p>
              </text:list-item>
              <text:list-item>
                <text:p>Voluntary; willingly</text:p>
                <text:p/>
              </text:list-item>
              <text:list-item>
                <text:p>参加这个项目是完全自愿的，没有强制要求。</text:p>
              </text:list-item>
              <text:list-item>
                <text:p>Cānjiā zhège xiàngmù shì wánquán zìyuàn de, méiyǒu qiángzhì yāoqiú.</text:p>
              </text:list-item>
              <text:list-item>
                <text:p>Participation in this project is entirely voluntary, with no mandatory requirement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自杀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自杀 (zìshā)</text:p>
              </text:list-item>
              <text:list-item>
                <text:p>Suicide</text:p>
                <text:p/>
              </text:list-item>
              <text:list-item>
                <text:p>预防自杀是社会的共同责任。</text:p>
              </text:list-item>
              <text:list-item>
                <text:p>Yùfáng zìshā shì shèhuì de gòngtóng zérèn.</text:p>
              </text:list-item>
              <text:list-item>
                <text:p>Preventing suicide is a shared responsibility of societ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自豪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自豪 (zìháo)</text:p>
              </text:list-item>
              <text:list-item>
                <text:p>Pride</text:p>
                <text:p/>
              </text:list-item>
              <text:list-item>
                <text:p>他为自己的成就感到自豪。</text:p>
              </text:list-item>
              <text:list-item>
                <text:p>Tā wèi zìjǐ de chéngjiù gǎndào zìháo.</text:p>
              </text:list-item>
              <text:list-item>
                <text:p>He takes pride in his accomplishment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紫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紫 (zǐ)</text:p>
              </text:list-item>
              <text:list-item>
                <text:p>Purple</text:p>
                <text:p/>
              </text:list-item>
              <text:list-item>
                <text:p>她喜欢穿紫色的衣服。</text:p>
              </text:list-item>
              <text:list-item>
                <text:p>Tā xǐhuān chuān zǐsè de yīfú.</text:p>
              </text:list-item>
              <text:list-item>
                <text:p>She likes to wear purple cloth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仔细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仔细 (zǐxì)</text:p>
              </text:list-item>
              <text:list-item>
                <text:p>Careful</text:p>
                <text:p/>
              </text:list-item>
              <text:list-item>
                <text:p>在做实验时请要仔细操作。</text:p>
              </text:list-item>
              <text:list-item>
                <text:p>Zài zuò shíyàn shí qǐng yào zǐxì cāozuò.</text:p>
              </text:list-item>
              <text:list-item>
                <text:p>Be careful when conducting experiment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子弹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子弹 (zǐdàn)</text:p>
              </text:list-item>
              <text:list-item>
                <text:p>Bullet</text:p>
                <text:p/>
              </text:list-item>
              <text:list-item>
                <text:p>尽量避免站在子弹飞过的地方。</text:p>
              </text:list-item>
              <text:list-item>
                <text:p>Jìnliàng bìmiǎn zhàn zài zǐdàn fēi guò de dìfāng.</text:p>
              </text:list-item>
              <text:list-item>
                <text:p>Try to avoid standing where bullets are flying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资助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资助 (zīzhù)</text:p>
              </text:list-item>
              <text:list-item>
                <text:p>Financial Aid</text:p>
                <text:p/>
              </text:list-item>
              <text:list-item>
                <text:p>学校为有需要的学生提供资助。</text:p>
              </text:list-item>
              <text:list-item>
                <text:p>Xuéxiào wèi yǒu xūyào de xuéshēng tígōng zīzhù.</text:p>
              </text:list-item>
              <text:list-item>
                <text:p>The school provides financial aid for students in need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资产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资产 (zīchǎn)</text:p>
              </text:list-item>
              <text:list-item>
                <text:p>Assets</text:p>
                <text:p/>
              </text:list-item>
              <text:list-item>
                <text:p>公司正在评估其资产的价值。</text:p>
              </text:list-item>
              <text:list-item>
                <text:p>Gōngsī zhèngzài pínggū qí zīchǎn de jiàzhí.</text:p>
              </text:list-item>
              <text:list-item>
                <text:p>The company is assessing the value of its asset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资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资本 (zīběn)</text:p>
              </text:list-item>
              <text:list-item>
                <text:p>Capital</text:p>
                <text:p/>
              </text:list-item>
              <text:list-item>
                <text:p>创业需要一定的资本支持。</text:p>
              </text:list-item>
              <text:list-item>
                <text:p>Chuàngyè xūyào yīdìng de zīběn zhīchí.</text:p>
              </text:list-item>
              <text:list-item>
                <text:p>Entrepreneurship requires a certain level of capital suppor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撞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资本 (zīběn)</text:p>
              </text:list-item>
              <text:list-item>
                <text:p>Capital</text:p>
                <text:p/>
              </text:list-item>
              <text:list-item>
                <text:p>创业需要一定的资本支持。</text:p>
              </text:list-item>
              <text:list-item>
                <text:p>Chuàngyè xūyào yīdìng de zīběn zhīchí.</text:p>
              </text:list-item>
              <text:list-item>
                <text:p>Entrepreneurship requires a certain level of capital suppor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装饰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装饰 (zhuāngshì)</text:p>
              </text:list-item>
              <text:list-item>
                <text:p>Decorate</text:p>
                <text:p/>
              </text:list-item>
              <text:list-item>
                <text:p>她喜欢用鲜花来装饰家里。</text:p>
              </text:list-item>
              <text:list-item>
                <text:p>Tā xǐhuān yòng xiānhuā lái zhuāngshì jiālǐ.</text:p>
              </text:list-item>
              <text:list-item>
                <text:p>She likes to decorate her home with fresh flower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转向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转向 (zhuǎnxiàng)</text:p>
              </text:list-item>
              <text:list-item>
                <text:p>Turn</text:p>
                <text:p/>
              </text:list-item>
              <text:list-item>
                <text:p>在路口时，记得提前打灯转向。</text:p>
              </text:list-item>
              <text:list-item>
                <text:p>Zài lùkǒu shí, jìde tíqián dǎdēng zhuǎnxiàng.</text:p>
              </text:list-item>
              <text:list-item>
                <text:p>Remember to signal your turn with the indicator at the intersectio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转让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转让 (zhuǎnràng)</text:p>
              </text:list-item>
              <text:list-item>
                <text:p>Transfer</text:p>
                <text:p/>
              </text:list-item>
              <text:list-item>
                <text:p>他决定将公司股份转让给新合作伙伴。</text:p>
              </text:list-item>
              <text:list-item>
                <text:p>Tā juédìng jiāng gōngsī gǔfèn zhuǎnràng gěi xīn hézuòhuòbàn.</text:p>
              </text:list-item>
              <text:list-item>
                <text:p>He decided to transfer his company shares to a new business partner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转换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转换 (zhuǎnhuàn)</text:p>
              </text:list-item>
              <text:list-item>
                <text:p>Convert</text:p>
                <text:p/>
              </text:list-item>
              <text:list-item>
                <text:p>这个工具可以将文件格式转换成其他类型。</text:p>
              </text:list-item>
              <text:list-item>
                <text:p>Zhège gōngjù kěyǐ jiāng wénjiàn géshì zhuǎnhuàn chéng qítā lèixíng.</text:p>
              </text:list-item>
              <text:list-item>
                <text:p>This tool can convert file formats into other typ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转化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转化 (zhuǎnhuà)</text:p>
              </text:list-item>
              <text:list-item>
                <text:p>Transform</text:p>
                <text:p/>
              </text:list-item>
              <text:list-item>
                <text:p>环保措施有助于将废物转化为资源。</text:p>
              </text:list-item>
              <text:list-item>
                <text:p>Huánbǎo cuòshī yǒu zhù yú jiāng fèiwù zhuǎnhuà wéi zīyuán.</text:p>
              </text:list-item>
              <text:list-item>
                <text:p>Environmental measures help transform waste into resourc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专利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专利 (zhuānlì)</text:p>
              </text:list-item>
              <text:list-item>
                <text:p>Patent</text:p>
                <text:p/>
              </text:list-item>
              <text:list-item>
                <text:p>这项发明已经申请了专利。</text:p>
              </text:list-item>
              <text:list-item>
                <text:p>Zhè xiàng fāmíng yǐjīng shēnqǐngle zhuānlì.</text:p>
              </text:list-item>
              <text:list-item>
                <text:p>A patent has been filed for this inventio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专辑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专辑 (zhuānjí)</text:p>
              </text:list-item>
              <text:list-item>
                <text:p>Album</text:p>
                <text:p/>
              </text:list-item>
              <text:list-item>
                <text:p>这位艺术家最新的专辑很受欢迎。</text:p>
              </text:list-item>
              <text:list-item>
                <text:p>Zhè wèi yìshùjiā zuìxīn de zhuānjí hěn shòu huānyíng.</text:p>
              </text:list-item>
              <text:list-item>
                <text:p>The latest album from this artist is very popular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祝贺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祝贺 (zhùhè)</text:p>
              </text:list-item>
              <text:list-item>
                <text:p>Congratulations</text:p>
                <text:p/>
              </text:list-item>
              <text:list-item>
                <text:p>祝贺你获得了博士学位！</text:p>
              </text:list-item>
              <text:list-item>
                <text:p>Zhùhè nǐ huòdéle bóshì xuéwèi!</text:p>
              </text:list-item>
              <text:list-item>
                <text:p>Congratulations on earning your Ph.D.!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注重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注重 (zhùzhòng)</text:p>
              </text:list-item>
              <text:list-item>
                <text:p>Emphasize</text:p>
                <text:p/>
              </text:list-item>
              <text:list-item>
                <text:p>在公司中，我们注重团队合作。</text:p>
              </text:list-item>
              <text:list-item>
                <text:p>Zài gōngsī zhōng, wǒmen zhùzhòng tuánduì hézuò.</text:p>
              </text:list-item>
              <text:list-item>
                <text:p>In the company, we emphasize teamwork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注视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注视 (zhùshì)</text:p>
              </text:list-item>
              <text:list-item>
                <text:p>Gaze</text:p>
                <text:p/>
              </text:list-item>
              <text:list-item>
                <text:p>他们默默地注视着星空。</text:p>
              </text:list-item>
              <text:list-item>
                <text:p>Tāmen mòmò de zhùshìzhe xīngkōng.</text:p>
              </text:list-item>
              <text:list-item>
                <text:p>They silently gaze at the star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注射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注射 (zhùshè)</text:p>
              </text:list-item>
              <text:list-item>
                <text:p>Injection</text:p>
                <text:p/>
              </text:list-item>
              <text:list-item>
                <text:p>医生给他进行了疫苗注射。</text:p>
              </text:list-item>
              <text:list-item>
                <text:p>Yīshēng gěi tā jìnxíngle yìmiáo zhùshè.</text:p>
              </text:list-item>
              <text:list-item>
                <text:p>The doctor administered a vaccine injection to him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注册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注册 (zhùcè)</text:p>
              </text:list-item>
              <text:list-item>
                <text:p>Register</text:p>
                <text:p/>
              </text:list-item>
              <text:list-item>
                <text:p>请在这里注册你的账户信息。</text:p>
              </text:list-item>
              <text:list-item>
                <text:p>Qǐng zài zhèlǐ zhùcè nǐ de zhànghù xìnxī.</text:p>
              </text:list-item>
              <text:list-item>
                <text:p>Please register your account information her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助手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助手 (zhùshǒu)</text:p>
              </text:list-item>
              <text:list-item>
                <text:p>Assistant</text:p>
                <text:p/>
              </text:list-item>
              <text:list-item>
                <text:p>这款应用程序有一个智能助手功能。</text:p>
              </text:list-item>
              <text:list-item>
                <text:p>Zhè kuǎn yìngyòng chéngxù yǒu yīgè zhìnéng zhùshǒu gōngnéng.</text:p>
              </text:list-item>
              <text:list-item>
                <text:p>This app has a smart assistant featur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助理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助理 (zhùlǐ)</text:p>
              </text:list-item>
              <text:list-item>
                <text:p>Assistant</text:p>
                <text:p/>
              </text:list-item>
              <text:list-item>
                <text:p>她是公司总经理的助理。</text:p>
              </text:list-item>
              <text:list-item>
                <text:p>Tā shì gōngsī zǒng jīnglǐ de zhùlǐ.</text:p>
              </text:list-item>
              <text:list-item>
                <text:p>She is the assistant to the company's general manager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主体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主体 (zhǔtǐ)</text:p>
              </text:list-item>
              <text:list-item>
                <text:p>Subject</text:p>
                <text:p/>
              </text:list-item>
              <text:list-item>
                <text:p>研究的主体是社会变迁。</text:p>
              </text:list-item>
              <text:list-item>
                <text:p>Yánjiū de zhǔtǐ shì shèhuì biànqiān.</text:p>
              </text:list-item>
              <text:list-item>
                <text:p>The subject of the study is social chang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主管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主管 (zhǔguǎn)</text:p>
              </text:list-item>
              <text:list-item>
                <text:p>Supervisor</text:p>
                <text:p/>
              </text:list-item>
              <text:list-item>
                <text:p>他是这个项目的主管，负责整个团队的工作。</text:p>
              </text:list-item>
              <text:list-item>
                <text:p>Tā shì zhège xiàngmù de zhǔguǎn, fùzé zhěnggè tuánduì de gōngzuò.</text:p>
              </text:list-item>
              <text:list-item>
                <text:p>He is the supervisor of this project, responsible for the entire team's work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主观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主观 (zhǔguān)</text:p>
              </text:list-item>
              <text:list-item>
                <text:p>Subjective</text:p>
                <text:p/>
              </text:list-item>
              <text:list-item>
                <text:p>评价应该尽量客观，而非过于主观。</text:p>
              </text:list-item>
              <text:list-item>
                <text:p>Píngjià yīnggāi jìnliàng kèguān, ér fēi guòyú zhǔguān.</text:p>
              </text:list-item>
              <text:list-item>
                <text:p>Evaluation should be as objective as possible, not overly subjectiv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主导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主导 (zhǔdǎo)</text:p>
              </text:list-item>
              <text:list-item>
                <text:p>Dominate</text:p>
                <text:p/>
              </text:list-item>
              <text:list-item>
                <text:p>这个国家在科技领域主导着全球市场。</text:p>
              </text:list-item>
              <text:list-item>
                <text:p>Zhège guójiā zài kējì lǐngyù zhǔdǎozhe quánqiú shìchǎng.</text:p>
              </text:list-item>
              <text:list-item>
                <text:p>This country dominates the global market in the field of technolog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主办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主办 (zhǔbàn)</text:p>
              </text:list-item>
              <text:list-item>
                <text:p>Host</text:p>
                <text:p/>
              </text:list-item>
              <text:list-item>
                <text:p>这个活动是由我们学校主办的。</text:p>
              </text:list-item>
              <text:list-item>
                <text:p>Zhège huódòng shì yóu wǒmen xuéxiào zhǔbàn de.</text:p>
              </text:list-item>
              <text:list-item>
                <text:p>This event is hosted by our school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竹子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竹子 (zhúzi)</text:p>
              </text:list-item>
              <text:list-item>
                <text:p>Bamboo</text:p>
                <text:p/>
              </text:list-item>
              <text:list-item>
                <text:p>在中国，竹子被广泛用于建筑和手工艺品制作。</text:p>
              </text:list-item>
              <text:list-item>
                <text:p>Zài Zhōngguó, zhúzi bèi guǎngfàn yòngyú jiànzhù hé shǒugōngyìpǐn zhìzuò.</text:p>
              </text:list-item>
              <text:list-item>
                <text:p>In China, bamboo is widely used in construction and the crafting of handmade item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周期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周期 (zhōuqī)</text:p>
              </text:list-item>
              <text:list-item>
                <text:p>Cycle</text:p>
                <text:p/>
              </text:list-item>
              <text:list-item>
                <text:p>生活中有许多循环的周期，如四季交替。</text:p>
              </text:list-item>
              <text:list-item>
                <text:p>Shēnghuó zhōng yǒu xǔduō xúnhuán de zhōuqī, rú sìjì jiāotì.</text:p>
              </text:list-item>
              <text:list-item>
                <text:p>Life has many cyclical periods, such as the changing of season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众多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众多 (zhòngduō)</text:p>
              </text:list-item>
              <text:list-item>
                <text:p>Numerous</text:p>
                <text:p/>
              </text:list-item>
              <text:list-item>
                <text:p>这个城市有众多的历史古迹吸引着游客。</text:p>
              </text:list-item>
              <text:list-item>
                <text:p>Zhège chéngshì yǒu zhòngduō de lìshǐ gǔjì xīyǐn zhe yóukè.</text:p>
              </text:list-item>
              <text:list-item>
                <text:p>This city has numerous historical landmarks that attract tourist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中毒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中毒 (zhòngdú)</text:p>
              </text:list-item>
              <text:list-item>
                <text:p>Poisoning</text:p>
                <text:p/>
              </text:list-item>
              <text:list-item>
                <text:p>小狗可能中毒了，赶紧去看兽医吧！</text:p>
              </text:list-item>
              <text:list-item>
                <text:p>Xiǎo gǒu kěnéng zhòngdú le, gǎnjǐn qù kàn shòuyī ba!</text:p>
              </text:list-item>
              <text:list-item>
                <text:p>The puppy may be poisoned; hurry and take it to the vet!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终止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终止 (zhōngzhǐ)</text:p>
              </text:list-item>
              <text:list-item>
                <text:p>Terminate</text:p>
                <text:p/>
              </text:list-item>
              <text:list-item>
                <text:p>公司决定终止这个项目，因为资金短缺。</text:p>
              </text:list-item>
              <text:list-item>
                <text:p>Gōngsī juédìng zhōngzhǐ zhè ge xiàngmù, yīnwèi zījīn duǎnquē.</text:p>
              </text:list-item>
              <text:list-item>
                <text:p>The company decided to terminate this project due to a lack of fund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终身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终身 (zhōngshēn)</text:p>
              </text:list-item>
              <text:list-item>
                <text:p>Lifelong</text:p>
                <text:p/>
              </text:list-item>
              <text:list-item>
                <text:p>他对这个事业有着终身的热爱。</text:p>
              </text:list-item>
              <text:list-item>
                <text:p>Tā duì zhège shìyè yǒuzhe zhōngshēn de rè'ài.</text:p>
              </text:list-item>
              <text:list-item>
                <text:p>He has a lifelong passion for this career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终点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终点 (zhōngdiǎn)</text:p>
              </text:list-item>
              <text:list-item>
                <text:p>End Point / Finish Line</text:p>
                <text:p/>
              </text:list-item>
              <text:list-item>
                <text:p>他们终于到达了比赛的终点。</text:p>
              </text:list-item>
              <text:list-item>
                <text:p>Tāmen zhōngyú dàodále bǐsài de zhōngdiǎn.</text:p>
              </text:list-item>
              <text:list-item>
                <text:p>They finally reached the finish line of the rac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中药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中药 (zhōngyào)</text:p>
              </text:list-item>
              <text:list-item>
                <text:p>Traditional Chinese Medicine (TCM)</text:p>
                <text:p/>
              </text:list-item>
              <text:list-item>
                <text:p>许多人选择使用中药来维护健康。</text:p>
              </text:list-item>
              <text:list-item>
                <text:p>Xǔduō rén xuǎnzé shǐyòng zhōngyào lái wéihù jiànkāng.</text:p>
              </text:list-item>
              <text:list-item>
                <text:p>Many people choose to use traditional Chinese medicine to maintain their health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中央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中央 (zhōngyāng)</text:p>
              </text:list-item>
              <text:list-item>
                <text:p>Central</text:p>
                <text:p/>
              </text:list-item>
              <text:list-item>
                <text:p>中央政府制定了新的经济政策。</text:p>
              </text:list-item>
              <text:list-item>
                <text:p>Zhōngyāng zhèngfǔ zhìdìngle xīn de jīngjì zhèngcè.</text:p>
              </text:list-item>
              <text:list-item>
                <text:p>The central government has formulated new economic polici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中秋节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中秋节 (Zhōngqiū Jié)</text:p>
              </text:list-item>
              <text:list-item>
                <text:p>Mid-Autumn Festival</text:p>
                <text:p/>
              </text:list-item>
              <text:list-item>
                <text:p>中秋节是中国传统的重要节日之一。</text:p>
              </text:list-item>
              <text:list-item>
                <text:p>Zhōngqiū Jié shì Zhōngguó chuántǒng de zhòngyào jiérì zhī yī.</text:p>
              </text:list-item>
              <text:list-item>
                <text:p>The Mid-Autumn Festival is one of the traditional and important festivals in China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中断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中断 (zhōngduàn)</text:p>
              </text:list-item>
              <text:list-item>
                <text:p>Interrupt</text:p>
                <text:p/>
              </text:list-item>
              <text:list-item>
                <text:p>由于网络问题，会议中断了。</text:p>
              </text:list-item>
              <text:list-item>
                <text:p>Yóuyú wǎngluò wèntí, huìyì zhōngduànle.</text:p>
              </text:list-item>
              <text:list-item>
                <text:p>Due to network issues, the meeting was interrupted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治理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治理 (zhìlǐ)</text:p>
              </text:list-item>
              <text:list-item>
                <text:p>Governance</text:p>
                <text:p/>
              </text:list-item>
              <text:list-item>
                <text:p>政府正在制定新的政策来治理环境问题。</text:p>
              </text:list-item>
              <text:list-item>
                <text:p>Zhèngfǔ zhèngzài zhìdìng xīn de zhèngcè lái zhìlǐ huánjìng wèntí.</text:p>
              </text:list-item>
              <text:list-item>
                <text:p>The government is formulating new policies to govern environmental issu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治安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治安 (zhì'ān)</text:p>
              </text:list-item>
              <text:list-item>
                <text:p>Public Security</text:p>
                <text:p/>
              </text:list-item>
              <text:list-item>
                <text:p>这个城市的治安状况相对较好。</text:p>
              </text:list-item>
              <text:list-item>
                <text:p>Zhège chéngshì de zhì'ān zhuàngkuàng xiāngduì jiào hǎo.</text:p>
              </text:list-item>
              <text:list-item>
                <text:p>The public security situation in this city is relatively good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制约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制约 (zhìyuē)</text:p>
              </text:list-item>
              <text:list-item>
                <text:p>Constrain / Restrict</text:p>
                <text:p/>
              </text:list-item>
              <text:list-item>
                <text:p>法律制约了个人行为。</text:p>
              </text:list-item>
              <text:list-item>
                <text:p>Fǎlǜ zhìyuēle gèrén xíngwéi.</text:p>
              </text:list-item>
              <text:list-item>
                <text:p>The law constrains individual behavior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制成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制成 (zhìchéng)</text:p>
              </text:list-item>
              <text:list-item>
                <text:p>Manufacture / Produce</text:p>
                <text:p/>
              </text:list-item>
              <text:list-item>
                <text:p>这个产品是由优质材料制成的。</text:p>
              </text:list-item>
              <text:list-item>
                <text:p>Zhège chǎnpǐn shì yóu yòu cáiliào zhìchéng de.</text:p>
              </text:list-item>
              <text:list-item>
                <text:p>This product is made from high-quality material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至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制成 (zhìchéng)</text:p>
              </text:list-item>
              <text:list-item>
                <text:p>Manufacture / Produce</text:p>
                <text:p/>
              </text:list-item>
              <text:list-item>
                <text:p>这个产品是由优质材料制成的。</text:p>
              </text:list-item>
              <text:list-item>
                <text:p>Zhège chǎnpǐn shì yóu yòu cáiliào zhìchéng de.</text:p>
              </text:list-item>
              <text:list-item>
                <text:p>This product is made from high-quality material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指责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指责 (zhǐzé)</text:p>
              </text:list-item>
              <text:list-item>
                <text:p>Blame / Accuse</text:p>
                <text:p/>
              </text:list-item>
              <text:list-item>
                <text:p>他对团队的失败进行了公开的指责。</text:p>
              </text:list-item>
              <text:list-item>
                <text:p>Tā duì tuánduì de shībài jìnxíngle gōngkāi de zhǐzé.</text:p>
              </text:list-item>
              <text:list-item>
                <text:p>He publicly blamed the team for the failur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指示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指示 (zhǐshì)</text:p>
              </text:list-item>
              <text:list-item>
                <text:p>Instruct / Indicate</text:p>
                <text:p/>
              </text:list-item>
              <text:list-item>
                <text:p>老板给了明确的指示，要求在一个月内完成项目。</text:p>
              </text:list-item>
              <text:list-item>
                <text:p>Lǎobǎn gěile míngquè de zhǐshì, yāoqiú zài yī gè yuè nèi wánchéng xiàngmù.</text:p>
              </text:list-item>
              <text:list-item>
                <text:p>The boss gave clear instructions to complete the project within one month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指甲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指甲 (zhǐjiǎ)</text:p>
              </text:list-item>
              <text:list-item>
                <text:p>Fingernail</text:p>
                <text:p/>
              </text:list-item>
              <text:list-item>
                <text:p>她喜欢涂漂亮的颜色在指甲上。</text:p>
              </text:list-item>
              <text:list-item>
                <text:p>Tā xǐhuān tú piàoliang de yánsè zài zhǐjiǎ shàng.</text:p>
              </text:list-item>
              <text:list-item>
                <text:p>She likes to paint pretty colors on her fingernail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指标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指标 (zhǐbiāo)</text:p>
              </text:list-item>
              <text:list-item>
                <text:p>Indicator</text:p>
                <text:p/>
              </text:list-item>
              <text:list-item>
                <text:p>这些数据是评估项目进展的重要指标。</text:p>
              </text:list-item>
              <text:list-item>
                <text:p>Zhèxiē shùjù shì pínggū xiàngmù jìnzhǎn de zhòngyào zhǐbiāo.</text:p>
              </text:list-item>
              <text:list-item>
                <text:p>These data are important indicators for evaluating the progress of the projec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只见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只见 (zhǐjiàn)</text:p>
              </text:list-item>
              <text:list-item>
                <text:p>See Only</text:p>
                <text:p/>
              </text:list-item>
              <text:list-item>
                <text:p>只见他匆匆忙忙地离开了房间。</text:p>
              </text:list-item>
              <text:list-item>
                <text:p>Zhǐjiàn tā cōngcōngmángmáng de líkāile fángjiān.</text:p>
              </text:list-item>
              <text:list-item>
                <text:p>See only, he hurriedly left the room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只不过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只不过 (zhǐbùguò)</text:p>
              </text:list-item>
              <text:list-item>
                <text:p>Only, Merely</text:p>
                <text:p/>
              </text:list-item>
              <text:list-item>
                <text:p>他的批评只不过是为了帮助你进步。</text:p>
              </text:list-item>
              <text:list-item>
                <text:p>Tā de pīpíng zhǐbùguò shì wèile bāngzhù nǐ jìnbù.</text:p>
              </text:list-item>
              <text:list-item>
                <text:p>His criticism is only meant to help you improv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职务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职务 (zhíwù)</text:p>
              </text:list-item>
              <text:list-item>
                <text:p>Position / Post</text:p>
                <text:p/>
              </text:list-item>
              <text:list-item>
                <text:p>他担任公司的销售经理职务。</text:p>
              </text:list-item>
              <text:list-item>
                <text:p>Tā dānrèn gōngsī de xiāoshòu jīnglǐ zhíwù.</text:p>
              </text:list-item>
              <text:list-item>
                <text:p>He holds the position of sales manager in the compan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职位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职位 (zhíwèi)</text:p>
              </text:list-item>
              <text:list-item>
                <text:p>Job Position</text:p>
                <text:p/>
              </text:list-item>
              <text:list-item>
                <text:p>她申请了公司的市场营销职位。</text:p>
              </text:list-item>
              <text:list-item>
                <text:p>Tā shēnqǐngle gōngsī de shìchǎng yíngxiāo zhíwèi.</text:p>
              </text:list-item>
              <text:list-item>
                <text:p>She applied for the marketing position in the compan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职能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职能 (zhínéng)</text:p>
              </text:list-item>
              <text:list-item>
                <text:p>Function / Role</text:p>
                <text:p/>
              </text:list-item>
              <text:list-item>
                <text:p>每个部门在公司中都有各自的职能。</text:p>
              </text:list-item>
              <text:list-item>
                <text:p>Měi gè bùmén zài gōngsī zhōng dōu yǒu gèzì de zhínéng.</text:p>
              </text:list-item>
              <text:list-item>
                <text:p>Each department in the company has its own function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值班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值班 (zhíbān)</text:p>
              </text:list-item>
              <text:list-item>
                <text:p>On Duty</text:p>
                <text:p/>
              </text:list-item>
              <text:list-item>
                <text:p>医院的护士24小时都有人值班。</text:p>
              </text:list-item>
              <text:list-item>
                <text:p>Yīyuàn de hùshi 24 xiǎoshí dōu yǒu rén zhíbān.</text:p>
              </text:list-item>
              <text:list-item>
                <text:p>Nurses at the hospital are on duty 24 hours a da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直线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直线 (zhíxiàn)</text:p>
              </text:list-item>
              <text:list-item>
                <text:p>Straight Line</text:p>
                <text:p/>
              </text:list-item>
              <text:list-item>
                <text:p>两点之间最短的路径是一条直线。</text:p>
              </text:list-item>
              <text:list-item>
                <text:p>Liǎng diǎn zhījiān zuìduǎn de lùjìng shì yī tiáo zhíxiàn.</text:p>
              </text:list-item>
              <text:list-item>
                <text:p>The shortest path between two points is a straight lin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执行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执行 (zhíxíng)</text:p>
              </text:list-item>
              <text:list-item>
                <text:p>Execute</text:p>
                <text:p/>
              </text:list-item>
              <text:list-item>
                <text:p>公司将严格执行新的安全政策。</text:p>
              </text:list-item>
              <text:list-item>
                <text:p>Gōngsī jiāng yángé zhíxíng xīn de ānquán zhèngcè.</text:p>
              </text:list-item>
              <text:list-item>
                <text:p>The company will rigorously execute the new safety polic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支配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支配 (zhīpèi)</text:p>
              </text:list-item>
              <text:list-item>
                <text:p>Dominate / Control</text:p>
                <text:p/>
              </text:list-item>
              <text:list-item>
                <text:p>这个国家曾经被一位独裁者支配。</text:p>
              </text:list-item>
              <text:list-item>
                <text:p>Zhège guójiā céngjīng bèi yī wèi dúcáizhě zhīpèi.</text:p>
              </text:list-item>
              <text:list-item>
                <text:p>This country was once dominated by a dictator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支出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支出 (zhīchū)</text:p>
              </text:list-item>
              <text:list-item>
                <text:p>Expenditure / Spending</text:p>
                <text:p/>
              </text:list-item>
              <text:list-item>
                <text:p>我们需要合理控制家庭支出。</text:p>
              </text:list-item>
              <text:list-item>
                <text:p>Wǒmen xūyào hélǐ kòngzhì jiātíng zhīchū.</text:p>
              </text:list-item>
              <text:list-item>
                <text:p>We need to control our household expenditures reasonabl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之中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之中 (zhīzhōng)</text:p>
              </text:list-item>
              <text:list-item>
                <text:p>Among / In the midst of</text:p>
                <text:p/>
              </text:list-item>
              <text:list-item>
                <text:p>这座城市有许多美丽的公园，是游客流连忘返之中。</text:p>
              </text:list-item>
              <text:list-item>
                <text:p>Zhè zuò chéngshì yǒu xǔduō měilì de gōngyuán, shì yóukè liúliánwàngfǎn zhīzhōng.</text:p>
              </text:list-item>
              <text:list-item>
                <text:p>This city has many beautiful parks, among which tourists linger and forget to return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之下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之下 (zhīxià)</text:p>
              </text:list-item>
              <text:list-item>
                <text:p>Under / Beneath</text:p>
                <text:p/>
              </text:list-item>
              <text:list-item>
                <text:p>这座山脉的脚下是一片宁静的村庄。</text:p>
              </text:list-item>
              <text:list-item>
                <text:p>Zhè zuò shānmài de jiǎoxià shì yī piàn níngjìng de cūnzhuāng.</text:p>
              </text:list-item>
              <text:list-item>
                <text:p>Beneath the foothills of this mountain range is a peaceful villag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之外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之外 (zhīwài)</text:p>
              </text:list-item>
              <text:list-item>
                <text:p>Outside / Beyond</text:p>
                <text:p/>
              </text:list-item>
              <text:list-item>
                <text:p>我们公司有许多分支机构，不仅在国内，还在国外。</text:p>
              </text:list-item>
              <text:list-item>
                <text:p>Wǒmen gōngsī yǒu xǔduō fēnzhī jīgòu, bù jǐn zài guónèi, hái zài guówài.</text:p>
              </text:list-item>
              <text:list-item>
                <text:p>Our company has many branches, not only within the country but also beyond the border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之内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之内 (zhīnèi)</text:p>
              </text:list-item>
              <text:list-item>
                <text:p>Within / Inside</text:p>
                <text:p/>
              </text:list-item>
              <text:list-item>
                <text:p>请在两小时之内完成这项任务。</text:p>
              </text:list-item>
              <text:list-item>
                <text:p>Qǐng zài liǎng xiǎoshí zhīnèi wánchéng zhè xiàng rènwu.</text:p>
              </text:list-item>
              <text:list-item>
                <text:p>Please complete this task within two hour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挣钱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挣钱 (zhèngqián)</text:p>
              </text:list-item>
              <text:list-item>
                <text:p>Earn Money</text:p>
                <text:p/>
              </text:list-item>
              <text:list-item>
                <text:p>他通过创业挣钱养家。</text:p>
              </text:list-item>
              <text:list-item>
                <text:p>Tā tōngguò chuàngyè zhèngqián yǎng jiā.</text:p>
              </text:list-item>
              <text:list-item>
                <text:p>He earns money to support his family through entrepreneurship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挣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挣 (zhèng)</text:p>
              </text:list-item>
              <text:list-item>
                <text:p>Earn / Make (money)</text:p>
                <text:p/>
              </text:list-item>
              <text:list-item>
                <text:p>他每天努力工作，为了挣更多的钱。</text:p>
              </text:list-item>
              <text:list-item>
                <text:p>Tā měitiān nǔlì gōngzuò, wèile zhèng gèngduō de qián.</text:p>
              </text:list-item>
              <text:list-item>
                <text:p>He works hard every day to earn more mone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证书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证书 (zhèngshū)</text:p>
              </text:list-item>
              <text:list-item>
                <text:p>Certificate</text:p>
                <text:p/>
              </text:list-item>
              <text:list-item>
                <text:p>他获得了计算机编程的证书。</text:p>
              </text:list-item>
              <text:list-item>
                <text:p>Tā huòdéle jìsuànjī biānchéng de zhèngshū.</text:p>
              </text:list-item>
              <text:list-item>
                <text:p>He obtained a certificate in computer programming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证实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证实 (zhèngshí)</text:p>
              </text:list-item>
              <text:list-item>
                <text:p>Confirm / Verify</text:p>
                <text:p/>
              </text:list-item>
              <text:list-item>
                <text:p>目击者的证词证实了事故的发生。</text:p>
              </text:list-item>
              <text:list-item>
                <text:p>Mùjī zhě de zhèngcí zhèngshíle shìgù de fāshēng.</text:p>
              </text:list-item>
              <text:list-item>
                <text:p>The testimony of the eyewitness confirmed the occurrence of the acciden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正义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正义 (zhèngyì)</text:p>
              </text:list-item>
              <text:list-item>
                <text:p>Justice</text:p>
                <text:p/>
              </text:list-item>
              <text:list-item>
                <text:p>我们应该追求和平与正义。</text:p>
              </text:list-item>
              <text:list-item>
                <text:p>Wǒmen yīnggāi zhuīqiú hépíng yǔ zhèngyì.</text:p>
              </text:list-item>
              <text:list-item>
                <text:p>We should pursue peace and justic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正如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正如 (zhèngrú)</text:p>
              </text:list-item>
              <text:list-item>
                <text:p>Just as</text:p>
                <text:p/>
              </text:list-item>
              <text:list-item>
                <text:p>正如太阳升起一样，新的一天充满了希望。</text:p>
              </text:list-item>
              <text:list-item>
                <text:p>Zhèngrú tàiyáng shēngqǐ yīyàng, xīn de yītiān chōngmǎnle xīwàng.</text:p>
              </text:list-item>
              <text:list-item>
                <text:p>Just as the sun rises, a new day is filled with hop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正规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正规 (zhèngguī)</text:p>
              </text:list-item>
              <text:list-item>
                <text:p>Regular / Standard</text:p>
                <text:p/>
              </text:list-item>
              <text:list-item>
                <text:p>请确保你选择的医院是正规的。</text:p>
              </text:list-item>
              <text:list-item>
                <text:p>Qǐng quèbǎo nǐ xuǎnzé de yīyuàn shì zhèngguī de.</text:p>
              </text:list-item>
              <text:list-item>
                <text:p>Please make sure the hospital you choose is a regular on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正版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正版 (zhèngbǎn)</text:p>
              </text:list-item>
              <text:list-item>
                <text:p>Genuine / Legitimate Version</text:p>
                <text:p/>
              </text:list-item>
              <text:list-item>
                <text:p>请购买正版软件以确保安全性。</text:p>
              </text:list-item>
              <text:list-item>
                <text:p>Qǐng gòumǎi zhèngbǎn ruǎnjiàn yǐ quèbǎo ānquán xìng.</text:p>
              </text:list-item>
              <text:list-item>
                <text:p>Please buy the legitimate version of the software to ensure securit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争议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争议 (zhēngyì)</text:p>
              </text:list-item>
              <text:list-item>
                <text:p>Controversy / Dispute</text:p>
                <text:p/>
              </text:list-item>
              <text:list-item>
                <text:p>这个决定引起了很大的争议。</text:p>
              </text:list-item>
              <text:list-item>
                <text:p>Zhège juédìng yǐnqǐle hěn dà de zhēngyì.</text:p>
              </text:list-item>
              <text:list-item>
                <text:p>This decision has sparked significant controvers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震惊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震惊 (zhènjīng)</text:p>
              </text:list-item>
              <text:list-item>
                <text:p>Shock / Astonish</text:p>
                <text:p/>
              </text:list-item>
              <text:list-item>
                <text:p>这个消息令人震惊，大家都不敢相信。</text:p>
              </text:list-item>
              <text:list-item>
                <text:p>Zhège xiāoxī lìng rén zhènjīng, dàjiā dōu bù gǎn xiāngxìn.</text:p>
              </text:list-item>
              <text:list-item>
                <text:p>The news is shocking; everyone can't believe i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振动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振动 (zhèndòng)</text:p>
              </text:list-item>
              <text:list-item>
                <text:p>Vibration</text:p>
                <text:p/>
              </text:list-item>
              <text:list-item>
                <text:p>地震时，会产生强烈的振动。</text:p>
              </text:list-item>
              <text:list-item>
                <text:p>Dìzhèn shí, huì chǎnshēng qiángliè de zhèndòng.</text:p>
              </text:list-item>
              <text:list-item>
                <text:p>During an earthquake, strong vibrations occur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诊断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诊断 (zhěnduàn)</text:p>
              </text:list-item>
              <text:list-item>
                <text:p>Diagnosis</text:p>
                <text:p/>
              </text:list-item>
              <text:list-item>
                <text:p>医生进行了一系列检查，最终做出了正确的诊断。</text:p>
              </text:list-item>
              <text:list-item>
                <text:p>Yīshēng jìnxíngle yī xìliè jiǎnchá, zuìzhōng zuòchūle zhèngquè de zhěnduàn.</text:p>
              </text:list-item>
              <text:list-item>
                <text:p>After a series of examinations, the doctor made the correct diagnosi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真相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真相 (zhēnxiàng)</text:p>
              </text:list-item>
              <text:list-item>
                <text:p>Truth / The Real Situation</text:p>
                <text:p/>
              </text:list-item>
              <text:list-item>
                <text:p>揭露真相是新闻报道的责任之一。</text:p>
              </text:list-item>
              <text:list-item>
                <text:p>Jiēlù zhēnxiàng shì xīnwén bàodào de zérèn zhī yī.</text:p>
              </text:list-item>
              <text:list-item>
                <text:p>Revealing the truth is one of the responsibilities of news reporting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真理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真理 (zhēnlǐ)</text:p>
              </text:list-item>
              <text:list-item>
                <text:p>Truth / Truthfulness</text:p>
                <text:p/>
              </text:list-item>
              <text:list-item>
                <text:p>追求真理是科学研究的核心目标。</text:p>
              </text:list-item>
              <text:list-item>
                <text:p>Zhuīqiú zhēnlǐ shì kēxué yánjiū de héxīn mùbiāo.</text:p>
              </text:list-item>
              <text:list-item>
                <text:p>The pursuit of truth is the core goal of scientific research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真诚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真诚 (zhēnchéng)</text:p>
              </text:list-item>
              <text:list-item>
                <text:p>Sincere</text:p>
                <text:p/>
              </text:list-item>
              <text:list-item>
                <text:p>他发自内心地表达了对你的真诚感激之情。</text:p>
              </text:list-item>
              <text:list-item>
                <text:p>Tā fāzì nèixīn de biǎodále duì nǐ de zhēnchéng gǎnjī zhīqíng.</text:p>
              </text:list-item>
              <text:list-item>
                <text:p>He sincerely expressed his gratitude to you from the bottom of his hear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珍珠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珍珠 (zhēnzhū)</text:p>
              </text:list-item>
              <text:list-item>
                <text:p>Pearl</text:p>
                <text:p/>
              </text:list-item>
              <text:list-item>
                <text:p>她戴着一串美丽的珍珠项链。</text:p>
              </text:list-item>
              <text:list-item>
                <text:p>Tā dài zhe yī chuàn měilì de zhēnzhū xiàngliàn.</text:p>
              </text:list-item>
              <text:list-item>
                <text:p>She is wearing a beautiful pearl necklac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珍惜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珍珠 (zhēnzhū)</text:p>
              </text:list-item>
              <text:list-item>
                <text:p>Pearl</text:p>
                <text:p/>
              </text:list-item>
              <text:list-item>
                <text:p>她戴着一串美丽的珍珠项链。</text:p>
              </text:list-item>
              <text:list-item>
                <text:p>Tā dài zhe yī chuàn měilì de zhēnzhū xiàngliàn.</text:p>
              </text:list-item>
              <text:list-item>
                <text:p>She is wearing a beautiful pearl necklac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珍贵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珍贵 (zhēnguì)</text:p>
              </text:list-item>
              <text:list-item>
                <text:p>Precious</text:p>
                <text:p/>
              </text:list-item>
              <text:list-item>
                <text:p>这是一本珍贵的手抄古籍。</text:p>
              </text:list-item>
              <text:list-item>
                <text:p>Zhè shì yī běn zhēnguì de shǒuchāo gǔjí.</text:p>
              </text:list-item>
              <text:list-item>
                <text:p>This is a precious hand-copied ancient book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招手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招手 (zhāo shǒu)</text:p>
              </text:list-item>
              <text:list-item>
                <text:p>Wave</text:p>
                <text:p/>
              </text:list-item>
              <text:list-item>
                <text:p>他站在远处，向我们招手致意。</text:p>
              </text:list-item>
              <text:list-item>
                <text:p>Tā zhàn zài yuǎnchù, xiàng wǒmen zhāo shǒu zhìyì.</text:p>
              </text:list-item>
              <text:list-item>
                <text:p>He stood far away, waving to greet u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招生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招生 (zhāoshēng)</text:p>
              </text:list-item>
              <text:list-item>
                <text:p>Recruitment / Enrollment</text:p>
                <text:p/>
              </text:list-item>
              <text:list-item>
                <text:p>学校正在进行新一轮的招生工作。</text:p>
              </text:list-item>
              <text:list-item>
                <text:p>Xuéxiào zhèngzài jìnxíng xīn yī luò de zhāoshēng gōngzuò.</text:p>
              </text:list-item>
              <text:list-item>
                <text:p>The school is conducting a new round of enrollmen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掌握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掌握 (zhǎngwò)</text:p>
              </text:list-item>
              <text:list-item>
                <text:p>Master / Grasp</text:p>
                <text:p/>
              </text:list-item>
              <text:list-item>
                <text:p>学生需要掌握基本的数学知识。</text:p>
              </text:list-item>
              <text:list-item>
                <text:p>Xuéshēng xūyào zhǎngwò jīběn de shùxué zhīshì.</text:p>
              </text:list-item>
              <text:list-item>
                <text:p>Students need to master basic mathematical knowledg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涨价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涨价 (zhǎngjià)</text:p>
              </text:list-item>
              <text:list-item>
                <text:p>Price Increase / Raise Prices</text:p>
                <text:p/>
              </text:list-item>
              <text:list-item>
                <text:p>由于成本上升，公司决定涨价。</text:p>
              </text:list-item>
              <text:list-item>
                <text:p>Yóuyú chéngběn shàngshēng, gōngsī juédìng zhǎngjià.</text:p>
              </text:list-item>
              <text:list-item>
                <text:p>Due to the increase in costs, the company has decided to raise pric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涨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涨 (zhǎng)</text:p>
              </text:list-item>
              <text:list-item>
                <text:p>Rise / Increase</text:p>
                <text:p/>
              </text:list-item>
              <text:list-item>
                <text:p>物价涨了，生活成本也随之增加。</text:p>
              </text:list-item>
              <text:list-item>
                <text:p>Wùjià zhǎngle, shēnghuó chéngběn yě suízhī zēngjiā.</text:p>
              </text:list-item>
              <text:list-item>
                <text:p>Prices have risen, and the cost of living has increased accordingl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占有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占有 (zhànyǒu)</text:p>
              </text:list-item>
              <text:list-item>
                <text:p>Possess / Occupy</text:p>
                <text:p/>
              </text:list-item>
              <text:list-item>
                <text:p>他希望占有更多的市场份额。</text:p>
              </text:list-item>
              <text:list-item>
                <text:p>Tā xīwàng zhànyǒu gèng duō de shìchǎng fèn'é.</text:p>
              </text:list-item>
              <text:list-item>
                <text:p>He hopes to possess a larger market shar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占领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占领 (zhànlǐng)</text:p>
              </text:list-item>
              <text:list-item>
                <text:p>Occupy / Capture</text:p>
                <text:p/>
              </text:list-item>
              <text:list-item>
                <text:p>军队成功占领了敌方的要塞。</text:p>
              </text:list-item>
              <text:list-item>
                <text:p>Jūnduì chénggōng zhànlǐngle dífāng de yàosài.</text:p>
              </text:list-item>
              <text:list-item>
                <text:p>The army successfully occupied the enemy's fortres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展现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展现 (zhǎnxiàn)</text:p>
              </text:list-item>
              <text:list-item>
                <text:p>Present / Display</text:p>
                <text:p/>
              </text:list-item>
              <text:list-item>
                <text:p>他的演讲展现了他对这个问题的深刻理解。</text:p>
              </text:list-item>
              <text:list-item>
                <text:p>Tā de yǎnjiǎng zhǎnxiànle tā duì zhège wèntí de shēnkè lǐjiě.</text:p>
              </text:list-item>
              <text:list-item>
                <text:p>His speech presented his profound understanding of the issu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展示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展示 (zhǎnshì)</text:p>
              </text:list-item>
              <text:list-item>
                <text:p>Exhibit / Display</text:p>
                <text:p/>
              </text:list-item>
              <text:list-item>
                <text:p>这个展示厅展示了许多艺术品和文物。</text:p>
              </text:list-item>
              <text:list-item>
                <text:p>Zhège zhǎnshìtīng zhǎnshìle xǔduō yìshùpǐn hé wénwù.</text:p>
              </text:list-item>
              <text:list-item>
                <text:p>The exhibition hall displays many artworks and cultural relic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展览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展览 (zhǎnlǎn)</text:p>
              </text:list-item>
              <text:list-item>
                <text:p>Exhibition</text:p>
                <text:p/>
              </text:list-item>
              <text:list-item>
                <text:p>明天将举办一场艺术展览，欢迎参观。</text:p>
              </text:list-item>
              <text:list-item>
                <text:p>Míngtiān jiāng jǔbàn yī chǎng yìshù zhǎnlǎn, huānyíng cānguān.</text:p>
              </text:list-item>
              <text:list-item>
                <text:p>Tomorrow, there will be an art exhibition. Everyone is welcome to attend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摘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摘 (zhāi)</text:p>
              </text:list-item>
              <text:list-item>
                <text:p>Pick / Pluck</text:p>
                <text:p/>
              </text:list-item>
              <text:list-item>
                <text:p>她轻轻摘下树上的一朵花。</text:p>
              </text:list-item>
              <text:list-item>
                <text:p>Tā qīngqīng zhāi xià shù shàng de yī duǒ huā.</text:p>
              </text:list-item>
              <text:list-item>
                <text:p>She gently picked a flower from the tre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赠送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赠送 (zèngsòng)</text:p>
              </text:list-item>
              <text:list-item>
                <text:p>Give as a Gift / Present</text:p>
                <text:p/>
              </text:list-item>
              <text:list-item>
                <text:p>他们赠送了一本精美的画册作为礼物。</text:p>
              </text:list-item>
              <text:list-item>
                <text:p>Tāmen zèngsòngle yī běn jīngměi de huàcè zuòwéi lǐwù.</text:p>
              </text:list-item>
              <text:list-item>
                <text:p>They gave a beautifully crafted picture album as a gift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赠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赠 (zèng)</text:p>
              </text:list-item>
              <text:list-item>
                <text:p>Donate / Contribute</text:p>
                <text:p/>
              </text:list-item>
              <text:list-item>
                <text:p>他慷慨赠款支持慈善事业。</text:p>
              </text:list-item>
              <text:list-item>
                <text:p>Tā kāngkǎi zèngkuǎn zhīchí císhàn shìyè.</text:p>
              </text:list-item>
              <text:list-item>
                <text:p>He generously donated funds to support charitable cause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增强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增强 (zēngqiáng)</text:p>
              </text:list-item>
              <text:list-item>
                <text:p>Strengthen / Enhance</text:p>
              </text:list-item>
              <text:list-item>
                <text:p/>
              </text:list-item>
              <text:list-item>
                <text:p>锻炼可以增强身体的抵抗力。</text:p>
              </text:list-item>
              <text:list-item>
                <text:p>Duànliàn kěyǐ zēngqiáng shēntǐ de dǐkànglì.</text:p>
              </text:list-item>
              <text:list-item>
                <text:p>Exercise can enhance the body's resistanc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增多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增多 (zēngduō)</text:p>
              </text:list-item>
              <text:list-item>
                <text:p>Increase / Grow in Number</text:p>
                <text:p/>
              </text:list-item>
              <text:list-item>
                <text:p>随着需求的增多，公司扩大了生产规模。</text:p>
              </text:list-item>
              <text:list-item>
                <text:p>Suízhe xūqiú de zēngduō, gōngsī kuòdàle shēngchǎn guīmó.</text:p>
              </text:list-item>
              <text:list-item>
                <text:p>With the increase in demand, the company expanded its production scal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35cm" presentation:class="title" presentation:user-transformed="true">
          <draw:text-box>
            <text:p>增大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增大 (zēngdà)</text:p>
              </text:list-item>
              <text:list-item>
                <text:p>Enlarge / Increase in Size</text:p>
                <text:p/>
              </text:list-item>
              <text:list-item>
                <text:p>他们计划通过技术改进来增大产量。</text:p>
              </text:list-item>
              <text:list-item>
                <text:p>Tāmen jìhuà tōngguò jìshù gǎijìn lái zēngdà chǎnliàng.</text:p>
              </text:list-item>
              <text:list-item>
                <text:p>They plan to increase production by improving technology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增产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增产 (zēngchǎn)</text:p>
              </text:list-item>
              <text:list-item>
                <text:p>Increase Production</text:p>
                <text:p/>
              </text:list-item>
              <text:list-item>
                <text:p>为了满足市场需求，工厂决定增产。</text:p>
              </text:list-item>
              <text:list-item>
                <text:p>Wèile mǎnzú shìchǎng xūqiú, gōngchǎng juédìng zēngchǎn.</text:p>
              </text:list-item>
              <text:list-item>
                <text:p>To meet market demand, the factory decided to increase production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增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增 (zēng)</text:p>
              </text:list-item>
              <text:list-item>
                <text:p>Increase</text:p>
                <text:p/>
              </text:list-item>
              <text:list-item>
                <text:p>这个项目有望带来经济的增长。</text:p>
              </text:list-item>
              <text:list-item>
                <text:p>Zhège xiàngmù yǒuwàng dàilái jīngjì de zēngzhǎng.</text:p>
              </text:list-item>
              <text:list-item>
                <text:p>This project is expected to bring economic growth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早期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早期 (zǎoqī)</text:p>
              </text:list-item>
              <text:list-item>
                <text:p>Early Stage</text:p>
                <text:p/>
              </text:list-item>
              <text:list-item>
                <text:p>在早期阶段，公司主要注重产品研发。</text:p>
              </text:list-item>
              <text:list-item>
                <text:p>Zài zǎoqī jiēduàn, gōngsī zhǔyào zhùzhòng chǎnpǐn yánfā.</text:p>
              </text:list-item>
              <text:list-item>
                <text:p>In the early stage, the company focuses on product research and developmen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糟糕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糟糕 (zāogāo)</text:p>
              </text:list-item>
              <text:list-item>
                <text:p>Awful / Terrible</text:p>
                <text:p/>
              </text:list-item>
              <text:list-item>
                <text:p>糟糕！我把文件弄丢了。</text:p>
              </text:list-item>
              <text:list-item>
                <text:p>Zāogāo! Wǒ bǎ wénjiàn nòng diūle.</text:p>
              </text:list-item>
              <text:list-item>
                <text:p>Oh no! I lost the document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糟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糟 (zāo)</text:p>
              </text:list-item>
              <text:list-item>
                <text:p>Bad / Messed Up</text:p>
                <text:p/>
              </text:list-item>
              <text:list-item>
                <text:p>糟糕！我忘记带钥匙了。</text:p>
              </text:list-item>
              <text:list-item>
                <text:p>Zāogāo! Wǒ wàngjì dài yàoshi le.</text:p>
              </text:list-item>
              <text:list-item>
                <text:p>Oh no! I forgot to bring the key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暂停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暂停 (zántíng)</text:p>
              </text:list-item>
              <text:list-item>
                <text:p>Pause / Suspend</text:p>
                <text:p/>
              </text:list-item>
              <text:list-item>
                <text:p>比赛因恶劣天气暂停了。</text:p>
              </text:list-item>
              <text:list-item>
                <text:p>Bǐsài yīn èliè tiānqì zántíngle.</text:p>
              </text:list-item>
              <text:list-item>
                <text:p>The match was suspended due to severe weather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暂时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暂时 (zànshí)</text:p>
              </text:list-item>
              <text:list-item>
                <text:p>Temporary / For the Time Being</text:p>
                <text:p/>
              </text:list-item>
              <text:list-item>
                <text:p>由于技术故障，飞机将暂时停飞。</text:p>
              </text:list-item>
              <text:list-item>
                <text:p>Yóuyú jìshù gùzhàng, fēijī jiāng zànshí tíng fēi.</text:p>
              </text:list-item>
              <text:list-item>
                <text:p>Due to technical issues, the aircraft will be temporarily grounded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在内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在内 (zàinèi)</text:p>
              </text:list-item>
              <text:list-item>
                <text:p>Including / Inside</text:p>
                <text:p/>
              </text:list-item>
              <text:list-item>
                <text:p>这份报告包括了所有相关的信息在内。</text:p>
              </text:list-item>
              <text:list-item>
                <text:p>Zhè fèn bàogào bāokuòle suǒyǒu xiāngguān de xìnxī zàinèi.</text:p>
              </text:list-item>
              <text:list-item>
                <text:p>This report includes all relevant information, including the inside detail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在场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在场 (zàichǎng)</text:p>
              </text:list-item>
              <text:list-item>
                <text:p>Present / On the Scene</text:p>
                <text:p/>
              </text:list-item>
              <text:list-item>
                <text:p>他们都在场，见证了这一历史时刻。</text:p>
              </text:list-item>
              <text:list-item>
                <text:p>Tāmen dōu zàichǎng, jiànzhèngle zhè yī lìshǐ shíkè.</text:p>
              </text:list-item>
              <text:list-item>
                <text:p>They were all present, witnessing this historic moment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再也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再也 (zàiyě)</text:p>
              </text:list-item>
              <text:list-item>
                <text:p>No Longer / Never Again</text:p>
                <text:p/>
              </text:list-item>
              <text:list-item>
                <text:p>我再也不会犯同样的错误了。</text:p>
              </text:list-item>
              <text:list-item>
                <text:p>Wǒ zàiyě bù huì fàn tóngyàng de cuòwùle.</text:p>
              </text:list-item>
              <text:list-item>
                <text:p>I will never make the same mistake again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再次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灾区 (zāiqū)</text:p>
              </text:list-item>
              <text:list-item>
                <text:p>Disaster Area</text:p>
                <text:p/>
              </text:list-item>
              <text:list-item>
                <text:p>救援人员正在向灾区运送急需的物资。</text:p>
              </text:list-item>
              <text:list-item>
                <text:p>Jiùyuán rényuán zhèngzài xiàng zāiqū yùnsòng jíxū de wùzī.</text:p>
              </text:list-item>
              <text:list-item>
                <text:p>Rescue personnel are transporting urgently needed supplies to the disaster area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灾区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灾难 (zāinàn)</text:p>
              </text:list-item>
              <text:list-item>
                <text:p>Calamity / Catastrophe</text:p>
                <text:p/>
              </text:list-item>
              <text:list-item>
                <text:p>这场火灾是一场巨大的灾难。</text:p>
              </text:list-item>
              <text:list-item>
                <text:p>Zhè chǎng huǒzāi shì yī chǎng jùdà de zāinàn.</text:p>
              </text:list-item>
              <text:list-item>
                <text:p>The fire was a massive catastroph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灾难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灾害 (zāihài)</text:p>
              </text:list-item>
              <text:list-item>
                <text:p>Natural Disaster</text:p>
                <text:p/>
              </text:list-item>
              <text:list-item>
                <text:p>防范灾害需要采取有效的措施。</text:p>
              </text:list-item>
              <text:list-item>
                <text:p>Fángfàn zāihài xūyào cǎiqǔ yǒuxiào de cuòshī.</text:p>
              </text:list-item>
              <text:list-item>
                <text:p>Preventing natural disasters requires effective measure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灾害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灾害 (zāihài)</text:p>
              </text:list-item>
              <text:list-item>
                <text:p>Natural Disaster</text:p>
                <text:p/>
              </text:list-item>
              <text:list-item>
                <text:p>防范灾害需要采取有效的措施。</text:p>
              </text:list-item>
              <text:list-item>
                <text:p>Fángfàn zāihài xūyào cǎiqǔ yǒuxiào de cuòshī.</text:p>
              </text:list-item>
              <text:list-item>
                <text:p>Preventing natural disasters requires effective measur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灾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灾 (zāi)</text:p>
              </text:list-item>
              <text:list-item>
                <text:p>Disaster / Catastrophe</text:p>
                <text:p/>
              </text:list-item>
              <text:list-item>
                <text:p>地震是一种自然灾害。</text:p>
              </text:list-item>
              <text:list-item>
                <text:p>Dìzhèn shì yī zhǒng zìrán zāihài.</text:p>
              </text:list-item>
              <text:list-item>
                <text:p>An earthquake is a natural disaster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运行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运行 (yùnxíng)</text:p>
              </text:list-item>
              <text:list-item>
                <text:p>Operate / Run</text:p>
                <text:p/>
              </text:list-item>
              <text:list-item>
                <text:p>电脑程序正在正常运行。</text:p>
              </text:list-item>
              <text:list-item>
                <text:p>Diànnǎo chéngxù zhèngzài zhèngcháng yùnxíng.</text:p>
              </text:list-item>
              <text:list-item>
                <text:p>The computer program is running normally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运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运 (yùn)</text:p>
              </text:list-item>
              <text:list-item>
                <text:p>Transport / Movement</text:p>
                <text:p/>
              </text:list-item>
              <text:list-item>
                <text:p>公共交通是城市中运输的重要组成部分。</text:p>
              </text:list-item>
              <text:list-item>
                <text:p>Gōnggòng jiāotōng shì chéngshì zhōng yùnshū de zhòngyào zǔchéng bùfèn.</text:p>
              </text:list-item>
              <text:list-item>
                <text:p>Public transportation is an essential component of urban movement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阅览室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阅览室 (yuèlǎnshì)</text:p>
              </text:list-item>
              <text:list-item>
                <text:p>Reading Room</text:p>
                <text:p/>
              </text:list-item>
              <text:list-item>
                <text:p>图书馆的阅览室提供安静的学习环境。</text:p>
              </text:list-item>
              <text:list-item>
                <text:p>Túshūguǎn de yuèlǎnshì tígōng ānjìng de xuéxí huánjìng.</text:p>
              </text:list-item>
              <text:list-item>
                <text:p>The library's reading room provides a quiet study environmen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月球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月球 (yuèqiú)</text:p>
              </text:list-item>
              <text:list-item>
                <text:p>Moon</text:p>
                <text:p/>
              </text:list-item>
              <text:list-item>
                <text:p>人类已经成功登陆过月球。</text:p>
              </text:list-item>
              <text:list-item>
                <text:p>Rénlèi yǐjīng chénggōng dēnglùguò yuèqiú.</text:p>
              </text:list-item>
              <text:list-item>
                <text:p>Humans have successfully landed on the moo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月饼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月饼 (yuèbǐng)</text:p>
              </text:list-item>
              <text:list-item>
                <text:p>Mooncake</text:p>
                <text:p/>
              </text:list-item>
              <text:list-item>
                <text:p>中秋节时，人们喜欢吃月饼。</text:p>
              </text:list-item>
              <text:list-item>
                <text:p>Zhōngqiū Jié shí, rénmen xǐhuān chī yuèbǐng.</text:p>
              </text:list-item>
              <text:list-item>
                <text:p>During the Mid-Autumn Festival, people enjoy eating mooncake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约束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约束 (yuēshù)</text:p>
              </text:list-item>
              <text:list-item>
                <text:p>Restraint / Constraint</text:p>
                <text:p/>
              </text:list-item>
              <text:list-item>
                <text:p>法律是对个人行为的一种约束。</text:p>
              </text:list-item>
              <text:list-item>
                <text:p>Fǎlǜ shì duì gèrén xíngwéi de yī zhǒng yuēshù.</text:p>
              </text:list-item>
              <text:list-item>
                <text:p>The law is a form of restraint on individual behavior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愿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愿 (yuàn)</text:p>
              </text:list-item>
              <text:list-item>
                <text:p>Wish; desire</text:p>
                <text:p/>
              </text:list-item>
              <text:list-item>
                <text:p>她表达了对和平的愿望。</text:p>
              </text:list-item>
              <text:list-item>
                <text:p>Tā biǎodá le duì hépíng de yuànwàng.</text:p>
              </text:list-item>
              <text:list-item>
                <text:p>She expressed a wish for peac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怨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怨 (yuàn)</text:p>
              </text:list-item>
              <text:list-item>
                <text:p>Resentment; blame</text:p>
                <text:p/>
              </text:list-item>
              <text:list-item>
                <text:p>她没有任何怨恨，只是默默离开了。</text:p>
              </text:list-item>
              <text:list-item>
                <text:p>Tā méiyǒu rènhé yuàn'hèn, zhǐshì mòmò líkāi le.</text:p>
              </text:list-item>
              <text:list-item>
                <text:p>She harbored no resentment; she just quietly left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远处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远处 (yuǎn chù)</text:p>
              </text:list-item>
              <text:list-item>
                <text:p>In the distance; far away</text:p>
                <text:p/>
              </text:list-item>
              <text:list-item>
                <text:p>在山的远处，我们看到了日出的美丽景色。</text:p>
              </text:list-item>
              <text:list-item>
                <text:p>Zài shān de yuǎn chù, wǒmen kàn dào le rìchū de měilì jǐngsè.</text:p>
              </text:list-item>
              <text:list-item>
                <text:p>In the distance of the mountains, we saw the beautiful sunris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原有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原有 (yuányǒu)</text:p>
              </text:list-item>
              <text:list-item>
                <text:p>Original; pre-existing</text:p>
                <text:p/>
              </text:list-item>
              <text:list-item>
                <text:p>这个项目基于原有的研究成果进行扩展。</text:p>
              </text:list-item>
              <text:list-item>
                <text:p>Zhège xiàngmù jīyú yuányǒu de yánjiū chéngguǒ jìnxíng kuòzhǎn.</text:p>
              </text:list-item>
              <text:list-item>
                <text:p>This project is an extension based on the original research finding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原先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原先 (yuánxiān)</text:p>
              </text:list-item>
              <text:list-item>
                <text:p>Originally; at first</text:p>
                <text:p/>
              </text:list-item>
              <text:list-item>
                <text:p>原先的计划由于各种原因被取消了。</text:p>
              </text:list-item>
              <text:list-item>
                <text:p>Yuánxiān de jìhuà yóuyú gè zhǒng yuányīn bèi qǔxiāole.</text:p>
              </text:list-item>
              <text:list-item>
                <text:p>The original plan was canceled due to various reason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原始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原始 (yuánshǐ)</text:p>
              </text:list-item>
              <text:list-item>
                <text:p>Primitive; original</text:p>
                <text:p/>
              </text:list-item>
              <text:list-item>
                <text:p>这个文化遗址展示了人类的原始生活方式。</text:p>
              </text:list-item>
              <text:list-item>
                <text:p>Zhège wénhuà yízhǐ zhǎnshìle rénleì de yuánshǐ shēnghuó fāngshì.</text:p>
              </text:list-item>
              <text:list-item>
                <text:p>This cultural site showcases the primitive way of life of human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原理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原理 (yuánlǐ)</text:p>
              </text:list-item>
              <text:list-item>
                <text:p>Principle; theory</text:p>
                <text:p/>
              </text:list-item>
              <text:list-item>
                <text:p>了解电子原理对工程师非常重要。</text:p>
              </text:list-item>
              <text:list-item>
                <text:p>Liǎojiě diànzǐ yuánlǐ duì gōngchéngshī fēicháng zhòngyào.</text:p>
              </text:list-item>
              <text:list-item>
                <text:p>Understanding the principles of electronics is crucial for engineer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园林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园林 (yuánlín)</text:p>
              </text:list-item>
              <text:list-item>
                <text:p>Garden; landscape</text:p>
                <text:p/>
              </text:list-item>
              <text:list-item>
                <text:p>这座城市有许多美丽的园林和公园。</text:p>
              </text:list-item>
              <text:list-item>
                <text:p>Zhè zuò chéngshì yǒu xǔduō měilì de yuánlín hé gōngyuán.</text:p>
              </text:list-item>
              <text:list-item>
                <text:p>This city has many beautiful gardens and park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元旦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元旦 (yuándàn)</text:p>
              </text:list-item>
              <text:list-item>
                <text:p>New Year's Day</text:p>
                <text:p/>
              </text:list-item>
              <text:list-item>
                <text:p>元旦是一年的开始，人们通常会庆祝这一特殊的日子。</text:p>
              </text:list-item>
              <text:list-item>
                <text:p>Yuándàn shì yī nián de kāishǐ, rénmen tōngcháng huì qìngzhù zhè yī tèshū de rìzi.</text:p>
              </text:list-item>
              <text:list-item>
                <text:p>New Year's Day marks the beginning of the year, and people usually celebrate this special day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预期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预期 (yùqī)</text:p>
              </text:list-item>
              <text:list-item>
                <text:p>Expectation; anticipation</text:p>
                <text:p/>
              </text:list-item>
              <text:list-item>
                <text:p>他对未来充满了希望和预期。</text:p>
              </text:list-item>
              <text:list-item>
                <text:p>Tā duì wèilái chōngmǎn le xīwàng hé yùqī.</text:p>
              </text:list-item>
              <text:list-item>
                <text:p>He is filled with hope and anticipation for the futur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预备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预备 (yùbèi)</text:p>
              </text:list-item>
              <text:list-item>
                <text:p>Prepare; get ready</text:p>
                <text:p/>
              </text:list-item>
              <text:list-item>
                <text:p>在比赛开始前，请做好预备工作。</text:p>
              </text:list-item>
              <text:list-item>
                <text:p>Zài bǐsài kāishǐ qián, qǐng zuòhǎo yùbèi gōngzuò.</text:p>
              </text:list-item>
              <text:list-item>
                <text:p>Please get ready before the start of the competition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雨水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雨水 (yǔshuǐ)</text:p>
              </text:list-item>
              <text:list-item>
                <text:p>Rainwater</text:p>
                <text:p/>
              </text:list-item>
              <text:list-item>
                <text:p>春天是雨水多的季节。</text:p>
              </text:list-item>
              <text:list-item>
                <text:p>Chūntiān shì yǔshuǐ duō de jìjié.</text:p>
              </text:list-item>
              <text:list-item>
                <text:p>Spring is the season with a lot of rainwater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羽绒服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羽绒服 (yǔróngfú)</text:p>
              </text:list-item>
              <text:list-item>
                <text:p>Down jacket</text:p>
                <text:p/>
              </text:list-item>
              <text:list-item>
                <text:p>在寒冷的冬天，穿羽绒服可以很好地保暖。</text:p>
              </text:list-item>
              <text:list-item>
                <text:p>Zài hánlěng de dōngtiān, chuān yǔróngfú kěyǐ hěn hǎo de bǎonuǎn.</text:p>
              </text:list-item>
              <text:list-item>
                <text:p>In the cold winter, wearing a down jacket can keep you warm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羽毛球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羽毛球 (yǔmáoqiú)</text:p>
              </text:list-item>
              <text:list-item>
                <text:p>Badminton</text:p>
                <text:p/>
              </text:list-item>
              <text:list-item>
                <text:p>周末我们经常一起打羽毛球锻炼身体。</text:p>
              </text:list-item>
              <text:list-item>
                <text:p>Zhōumò wǒmen jīngcháng yīqǐ dǎ yǔmáoqiú duànliàn shēntǐ.</text:p>
              </text:list-item>
              <text:list-item>
                <text:p>We often play badminton together on weekends to exercise and stay fit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有着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有着 (yǒuzhe)</text:p>
              </text:list-item>
              <text:list-item>
                <text:p>Possessing; having</text:p>
                <text:p/>
              </text:list-item>
              <text:list-item>
                <text:p>这个城市有着丰富的历史和文化遗产。</text:p>
              </text:list-item>
              <text:list-item>
                <text:p>Zhège chéngshì yǒuzhe fēngfù de lìshǐ hé wénhuà yíchǎn.</text:p>
              </text:list-item>
              <text:list-item>
                <text:p>This city possesses rich history and cultural heritag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有利于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有利于 (yǒulì yú)</text:p>
              </text:list-item>
              <text:list-item>
                <text:p>Beneficial to; advantageous for</text:p>
                <text:p/>
              </text:list-item>
              <text:list-item>
                <text:p>锻炼身体有利于维持健康。</text:p>
              </text:list-item>
              <text:list-item>
                <text:p>Duànliàn shēntǐ yǒulì yú wéichí jiànkāng.</text:p>
              </text:list-item>
              <text:list-item>
                <text:p>Exercising is beneficial for maintaining good health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有力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有力 (yǒulì)</text:p>
              </text:list-item>
              <text:list-item>
                <text:p>Powerful; forceful</text:p>
                <text:p/>
              </text:list-item>
              <text:list-item>
                <text:p>他的演讲很有力，打动了许多听众。</text:p>
              </text:list-item>
              <text:list-item>
                <text:p>Tā de yǎnjiǎng hěn yǒulì, dǎdòng le xǔduō tīngzhòng.</text:p>
              </text:list-item>
              <text:list-item>
                <text:p>His speech was powerful and moved many listener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有害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有害 (yǒuhài)</text:p>
              </text:list-item>
              <text:list-item>
                <text:p>Harmful</text:p>
                <text:p/>
              </text:list-item>
              <text:list-item>
                <text:p>抽烟对健康有害。</text:p>
              </text:list-item>
              <text:list-item>
                <text:p>Chōuyān duì jiànkāng yǒuhài.</text:p>
              </text:list-item>
              <text:list-item>
                <text:p>Smoking is harmful to health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有毒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有毒 (yǒudú)</text:p>
              </text:list-item>
              <text:list-item>
                <text:p>Poisonous; toxic</text:p>
                <text:p/>
              </text:list-item>
              <text:list-item>
                <text:p>这种植物有毒，不要触摸它。</text:p>
              </text:list-item>
              <text:list-item>
                <text:p>Zhè zhǒng zhíwù yǒudú, bùyào chùmō tā.</text:p>
              </text:list-item>
              <text:list-item>
                <text:p>This plant is toxic, do not touch it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友谊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友谊 (yǒuyì)</text:p>
              </text:list-item>
              <text:list-item>
                <text:p>Friendship</text:p>
                <text:p/>
              </text:list-item>
              <text:list-item>
                <text:p>真正的友谊是经得起时间考验的。</text:p>
              </text:list-item>
              <text:list-item>
                <text:p>Zhēnzhèng de yǒuyì shì jīng dé qǐ shíjiān kǎoyàn de.</text:p>
              </text:list-item>
              <text:list-item>
                <text:p>True friendship withstands the test of tim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游泳池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游泳池 (yóuyǒngchí)</text:p>
              </text:list-item>
              <text:list-item>
                <text:p>Swimming pool</text:p>
                <text:p/>
              </text:list-item>
              <text:list-item>
                <text:p>夏天，我们经常去游泳池游泳消暑。</text:p>
              </text:list-item>
              <text:list-item>
                <text:p>Xiàtiān, wǒmen jīngcháng qù yóuyǒngchí yóuyǒng xiāoshǔ.</text:p>
              </text:list-item>
              <text:list-item>
                <text:p>In the summer, we often go to the swimming pool to swim and cool off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犹豫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犹豫 (yóuyù)</text:p>
              </text:list-item>
              <text:list-item>
                <text:p>Hesitate; indecisive</text:p>
                <text:p/>
              </text:list-item>
              <text:list-item>
                <text:p>在做重要决定时，他常常会犹豫不决。</text:p>
              </text:list-item>
              <text:list-item>
                <text:p>Zài zuò zhòngyào juédìng shí, tā chángcháng huì yóuyù bùjué.</text:p>
              </text:list-item>
              <text:list-item>
                <text:p>When making important decisions, he often hesitates and is indecisiv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由此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由此 (yóucǐ)</text:p>
              </text:list-item>
              <text:list-item>
                <text:p>Thus; therefore; from this</text:p>
                <text:p/>
              </text:list-item>
              <text:list-item>
                <text:p>这个问题的解决方案将由此展开讨论。</text:p>
              </text:list-item>
              <text:list-item>
                <text:p>Zhège wèntí de jiějué fāng'àn jiāng yóucǐ zhǎnkāi tǎolùn.</text:p>
              </text:list-item>
              <text:list-item>
                <text:p>The solution to this problem will be discussed from this point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尤其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严厉 (yánlì)</text:p>
              </text:list-item>
              <text:list-item>
                <text:p>Stern; severe; strict</text:p>
                <text:p/>
              </text:list-item>
              <text:list-item>
                <text:p>学校对违纪行为采取严厉的处罚措施。</text:p>
              </text:list-item>
              <text:list-item>
                <text:p>Xuéxiào duì wéijì xíngwéi cǎiqǔ yánlì de chǔfá cuòshī.</text:p>
              </text:list-item>
              <text:list-item>
                <text:p>The school takes strict disciplinary measures against violations of rule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幽默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幽默 (yōumò)</text:p>
              </text:list-item>
              <text:list-item>
                <text:p>Humorous; humor</text:p>
                <text:p/>
              </text:list-item>
              <text:list-item>
                <text:p>他的幽默感总能给人带来快乐。</text:p>
              </text:list-item>
              <text:list-item>
                <text:p>Tā de yōumò gǎn zǒng néng gěi rén dài lái kuàilè.</text:p>
              </text:list-item>
              <text:list-item>
                <text:p>His sense of humor always brings joy to peopl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优先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优先 (yōuxiān)</text:p>
              </text:list-item>
              <text:list-item>
                <text:p>Priority; give priority to</text:p>
                <text:p/>
              </text:list-item>
              <text:list-item>
                <text:p>在紧急情况下，请给予这些任务优先处理。</text:p>
              </text:list-item>
              <text:list-item>
                <text:p>Zài jǐnjí qíngkuàng xià, qǐng gěi yǔ zhèxiē rènwù yōuxiān chǔlǐ.</text:p>
              </text:list-item>
              <text:list-item>
                <text:p>In emergency situations, please give priority to handling these task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优惠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优惠 (yōuhuì)</text:p>
              </text:list-item>
              <text:list-item>
                <text:p>Preferential; favorable</text:p>
                <text:p/>
              </text:list-item>
              <text:list-item>
                <text:p>购物时请留意店家的优惠活动，可以省下一些费用。</text:p>
              </text:list-item>
              <text:list-item>
                <text:p>Gòuwù shí qǐng liúyì diànjiā de yōuhuì huódòng, kěyǐ shěng xià yīxiē fèiyòng.</text:p>
              </text:list-item>
              <text:list-item>
                <text:p>When shopping, pay attention to the preferential activities offered by the stores; it can save you some expense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用于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用于 (yòngyú)</text:p>
              </text:list-item>
              <text:list-item>
                <text:p>Used for; utilized for</text:p>
                <text:p/>
              </text:list-item>
              <text:list-item>
                <text:p>这种药物主要是用于治疗感冒的症状。</text:p>
              </text:list-item>
              <text:list-item>
                <text:p>Zhè zhǒng yàowù zhǔyào shì yòngyú zhìliáo gǎnmào de zhèngzhuàng.</text:p>
              </text:list-item>
              <text:list-item>
                <text:p>This medication is primarily used for treating symptoms of the common cold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用来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用来 (yòng lái)</text:p>
              </text:list-item>
              <text:list-item>
                <text:p>Used for; used to</text:p>
                <text:p/>
              </text:list-item>
              <text:list-item>
                <text:p>这把刀是用来切蔬菜的。</text:p>
              </text:list-item>
              <text:list-item>
                <text:p>Zhè bǎ dāo shì yòng lái qiē shūcài de.</text:p>
              </text:list-item>
              <text:list-item>
                <text:p>This knife is used for cutting vegetable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用户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用户 (yònghù)</text:p>
              </text:list-item>
              <text:list-item>
                <text:p>User</text:p>
                <text:p/>
              </text:list-item>
              <text:list-item>
                <text:p>这个软件有数百万用户在全球使用。</text:p>
              </text:list-item>
              <text:list-item>
                <text:p>Zhège ruǎnjiàn yǒu shùbǎi wàn yònghù zài quánqiú shǐyòng.</text:p>
              </text:list-item>
              <text:list-item>
                <text:p>This software has millions of users worldwid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用不着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用不着 (yòng bù zháo)</text:p>
              </text:list-item>
              <text:list-item>
                <text:p>Not need; unnecessary</text:p>
                <text:p/>
              </text:list-item>
              <text:list-item>
                <text:p>这个工具你用不着，我来帮你。</text:p>
              </text:list-item>
              <text:list-item>
                <text:p>Zhège gōngjù nǐ yòng bù zháo, wǒ lái bāng nǐ.</text:p>
              </text:list-item>
              <text:list-item>
                <text:p>You don't need this tool; I'll help you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拥有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拥有 (yōngyǒu)</text:p>
              </text:list-item>
              <text:list-item>
                <text:p>Possess; own; have</text:p>
                <text:p/>
              </text:list-item>
              <text:list-item>
                <text:p>她拥有一双美丽的大眼睛。</text:p>
              </text:list-item>
              <text:list-item>
                <text:p>Tā yōngyǒu yī shuāng měilì de dà yǎnjīng.</text:p>
              </text:list-item>
              <text:list-item>
                <text:p>She has a pair of beautiful big eye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拥抱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拥抱 (yōngbào)</text:p>
              </text:list-item>
              <text:list-item>
                <text:p>Embrace; hug</text:p>
                <text:p/>
              </text:list-item>
              <text:list-item>
                <text:p>在困难时刻，一个温暖的拥抱可以带来安慰。</text:p>
              </text:list-item>
              <text:list-item>
                <text:p>Zài kùnnán shíkè, yī gè wēnnuǎn de yōngbào kěyǐ dài lái ānwèi.</text:p>
              </text:list-item>
              <text:list-item>
                <text:p>In difficult times, a warm embrace can bring comfort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硬件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硬件 (yìngjiàn)</text:p>
              </text:list-item>
              <text:list-item>
                <text:p>Hardware</text:p>
                <text:p/>
              </text:list-item>
              <text:list-item>
                <text:p>这台电脑的硬件配置非常强大。</text:p>
              </text:list-item>
              <text:list-item>
                <text:p>Zhè tái diànnǎo de yìngjiàn pèizhì fēicháng qiángdà.</text:p>
              </text:list-item>
              <text:list-item>
                <text:p>The hardware configuration of this computer is very powerful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硬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硬 (yìng)</text:p>
              </text:list-item>
              <text:list-item>
                <text:p>Hard; firm</text:p>
                <text:p/>
              </text:list-item>
              <text:list-item>
                <text:p>这个枕头太硬，我不太舒服。</text:p>
              </text:list-item>
              <text:list-item>
                <text:p>Zhège zhěntou tài yìng, wǒ bù tài shūfu.</text:p>
              </text:list-item>
              <text:list-item>
                <text:p>This pillow is too hard; it's not very comfortable for m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应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应 (yīng)</text:p>
              </text:list-item>
              <text:list-item>
                <text:p>Should; ought to; must</text:p>
                <text:p/>
              </text:list-item>
              <text:list-item>
                <text:p>你应该尽快完成这项任务。</text:p>
              </text:list-item>
              <text:list-item>
                <text:p>Nǐ yīnggāi jìnkuài wánchéng zhè xiàng rènwù.</text:p>
              </text:list-item>
              <text:list-item>
                <text:p>You should complete this task as soon as possibl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印刷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印刷 (yìnshuā)</text:p>
              </text:list-item>
              <text:list-item>
                <text:p>Print; printing</text:p>
                <text:p/>
              </text:list-item>
              <text:list-item>
                <text:p>这份文件需要进行印刷，以备将来参考。</text:p>
              </text:list-item>
              <text:list-item>
                <text:p>Zhè fèn wénjiàn xūyào jìnxíng yìnshuā, yǐ bèi jiānglái cānkǎo.</text:p>
              </text:list-item>
              <text:list-item>
                <text:p>This document needs to be printed for future referenc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饮食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饮食 (yǐnshí)</text:p>
              </text:list-item>
              <text:list-item>
                <text:p>Diet; food and drink</text:p>
                <text:p/>
              </text:list-item>
              <text:list-item>
                <text:p>健康的饮食是保持身体健康的重要因素。</text:p>
              </text:list-item>
              <text:list-item>
                <text:p>Jiànkāng de yǐnshí shì bǎochí shēntǐ jiànkāng de zhòngyào yīnsù.</text:p>
              </text:list-item>
              <text:list-item>
                <text:p>A healthy diet is an important factor in maintaining good health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饮料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饮料 (yǐnliào)</text:p>
              </text:list-item>
              <text:list-item>
                <text:p>Beverage; drinks</text:p>
                <text:p/>
              </text:list-item>
              <text:list-item>
                <text:p>夏天喝一些清凉的饮料是非常愉快的事情。</text:p>
              </text:list-item>
              <text:list-item>
                <text:p>Xiàtiān hē yīxiē qīngliáng de yǐnliào shì fēicháng yúkuài de shìqíng.</text:p>
              </text:list-item>
              <text:list-item>
                <text:p>Drinking some refreshing beverages in the summer is a very pleasant thing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因而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因而 (yīn'ér)</text:p>
              </text:list-item>
              <text:list-item>
                <text:p>Therefore; thus</text:p>
                <text:p/>
              </text:list-item>
              <text:list-item>
                <text:p>他努力学习，因而取得了好成绩。</text:p>
              </text:list-item>
              <text:list-item>
                <text:p>Tā nǔlì xuéxí, yīn'ér qǔdé le hǎo chéngjī.</text:p>
              </text:list-item>
              <text:list-item>
                <text:p>He studied hard, and thus achieved good result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意志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意志 (yìzhì)</text:p>
              </text:list-item>
              <text:list-item>
                <text:p>Will; determination</text:p>
                <text:p/>
              </text:list-item>
              <text:list-item>
                <text:p>只要有坚定的意志，就能克服困难。</text:p>
              </text:list-item>
              <text:list-item>
                <text:p>Zhǐyào yǒu jiāndìng de yìzhì, jiù néng kèfú kùnnán.</text:p>
              </text:list-item>
              <text:list-item>
                <text:p>With a strong will, one can overcome difficultie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意味着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意味着 (yìwèi zhe)</text:p>
              </text:list-item>
              <text:list-item>
                <text:p>Mean; signify</text:p>
                <text:p/>
              </text:list-item>
              <text:list-item>
                <text:p>她的微笑意味着她对这个消息感到高兴。</text:p>
              </text:list-item>
              <text:list-item>
                <text:p>Tā de wēixiào yìwèi zhe tā duì zhège xiāoxī gǎndào gāoxìng.</text:p>
              </text:list-item>
              <text:list-item>
                <text:p>Her smile signifies that she is happy about the new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意识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意识 (yìshí)</text:p>
              </text:list-item>
              <text:list-item>
                <text:p>Consciousness; awareness</text:p>
                <text:p/>
              </text:list-item>
              <text:list-item>
                <text:p>保持交通安全意识是每个司机的责任。</text:p>
              </text:list-item>
              <text:list-item>
                <text:p>Bǎochí jiāotōng ānquán yìshí shì měi gè sījī de zérèn.</text:p>
              </text:list-item>
              <text:list-item>
                <text:p>Maintaining awareness of traffic safety is the responsibility of every driver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一身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一身 (yīshēn)</text:p>
              </text:list-item>
              <text:list-item>
                <text:p>All over; all over one's body; all-in-one</text:p>
                <text:p/>
              </text:list-item>
              <text:list-item>
                <text:p>他穿着一身黑色的西装显得非常帅气。</text:p>
              </text:list-item>
              <text:list-item>
                <text:p>Tā chuānzhuó yīshēn hēisè de xīzhuāng xiǎnde fēicháng shuàiqì.</text:p>
              </text:list-item>
              <text:list-item>
                <text:p>He looks very handsome in an all-black suit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一口气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一口气 (yī kǒu qì)</text:p>
              </text:list-item>
              <text:list-item>
                <text:p>In one breath; without a break</text:p>
                <text:p/>
              </text:list-item>
              <text:list-item>
                <text:p>他跑了十公里，一口气没停。</text:p>
              </text:list-item>
              <text:list-item>
                <text:p>Tā pǎo le shí gōnglǐ, yī kǒu qì méi tíng.</text:p>
              </text:list-item>
              <text:list-item>
                <text:p>He ran ten kilometers without stopping, all in one breath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以往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以往 (yǐwǎng)</text:p>
              </text:list-item>
              <text:list-item>
                <text:p>In the past; formerly</text:p>
                <text:p/>
              </text:list-item>
              <text:list-item>
                <text:p>以往的经验对解决问题很有帮助。</text:p>
              </text:list-item>
              <text:list-item>
                <text:p>Yǐwǎng de jīngyàn duì jiějué wèntí hěn yǒu bāngzhù.</text:p>
              </text:list-item>
              <text:list-item>
                <text:p>Past experiences are very helpful in problem-solving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以便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以便 (yǐbiàn)</text:p>
              </text:list-item>
              <text:list-item>
                <text:p>In order to; so that</text:p>
                <text:p/>
              </text:list-item>
              <text:list-item>
                <text:p>请提前准备好材料，以便顺利进行会议。</text:p>
              </text:list-item>
              <text:list-item>
                <text:p>Qǐng tíqián zhǔnbèi hǎo cáiliào, yǐbiàn shùnlì jìnxíng huìyì.</text:p>
              </text:list-item>
              <text:list-item>
                <text:p>Please prepare the materials in advance so that the meeting can proceed smoothly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乙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乙 (yǐ)</text:p>
              </text:list-item>
              <text:list-item>
                <text:p>Second (in a sequence); the second heavenly stem</text:p>
                <text:p/>
              </text:list-item>
              <text:list-item>
                <text:p>这个考试分为甲乙两部分。</text:p>
              </text:list-item>
              <text:list-item>
                <text:p>Zhège kǎoshì fēnwéi jiǎ yǐ liǎng bùfen.</text:p>
              </text:list-item>
              <text:list-item>
                <text:p>This exam is divided into two parts, A and B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一向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一向 (yīxiàng)</text:p>
              </text:list-item>
              <text:list-item>
                <text:p>Always; all along</text:p>
                <text:p/>
              </text:list-item>
              <text:list-item>
                <text:p>他一向都很守时，从不迟到。</text:p>
              </text:list-item>
              <text:list-item>
                <text:p>Tā yīxiàng dōu hěn shǒushí, cóng bù chídào.</text:p>
              </text:list-item>
              <text:list-item>
                <text:p>He has always been punctual and never arrives lat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一下子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一下子 (yīxiàzi)</text:p>
              </text:list-item>
              <text:list-item>
                <text:p>In a moment; all at once</text:p>
                <text:p/>
              </text:list-item>
              <text:list-item>
                <text:p>他们一下子解决了所有的问题。</text:p>
              </text:list-item>
              <text:list-item>
                <text:p>Tāmen yīxiàzi jiějué le suǒyǒu de wèntí.</text:p>
              </text:list-item>
              <text:list-item>
                <text:p>They solved all the problems in a moment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一下儿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一下儿 (yīxiàr)</text:p>
              </text:list-item>
              <text:list-item>
                <text:p>For a while; a short moment</text:p>
                <text:p/>
              </text:list-item>
              <text:list-item>
                <text:p>他一下儿停顿了，然后继续说下去。</text:p>
              </text:list-item>
              <text:list-item>
                <text:p>Tā yīxiàr tíngdùn le, ránhòu jìxù shuō xiàqù.</text:p>
              </text:list-item>
              <text:list-item>
                <text:p>He paused for a while and then continued speaking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一路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一路 (yīlù)</text:p>
              </text:list-item>
              <text:list-item>
                <text:p>All the way; along the way</text:p>
                <text:p/>
              </text:list-item>
              <text:list-item>
                <text:p>我们一路走来，共同经历了许多困难和欢乐。</text:p>
              </text:list-item>
              <text:list-item>
                <text:p>Wǒmen yīlù zǒu lái, gòngtóng jīnglìle xǔduō kùnnán hé huānlè.</text:p>
              </text:list-item>
              <text:list-item>
                <text:p>We've come a long way, experiencing many challenges and joys together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一句话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一句话 (yījùhuà)</text:p>
              </text:list-item>
              <text:list-item>
                <text:p>In a word; in a nutshell</text:p>
                <text:p/>
              </text:list-item>
              <text:list-item>
                <text:p>这个问题很复杂，不能简单用一句话来解释。</text:p>
              </text:list-item>
              <text:list-item>
                <text:p>Zhège wèntí hěn fùzá, bùnéng jiǎndān yòng yījùhuà lái jiěshì.</text:p>
              </text:list-item>
              <text:list-item>
                <text:p>This issue is complex and cannot be explained in a single sentenc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一旦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一旦 (yīdàn)</text:p>
              </text:list-item>
              <text:list-item>
                <text:p>Once; in case</text:p>
                <text:p/>
              </text:list-item>
              <text:list-item>
                <text:p>一旦发生紧急情况，请立即报警。</text:p>
              </text:list-item>
              <text:list-item>
                <text:p>Yīdàn fāshēng jǐnjí qíngkuàng, qǐng lìjí bàojǐng.</text:p>
              </text:list-item>
              <text:list-item>
                <text:p>In case of an emergency, please call the police immediately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一带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一带 (yīdài)</text:p>
              </text:list-item>
              <text:list-item>
                <text:p>Area; region</text:p>
                <text:p/>
              </text:list-item>
              <text:list-item>
                <text:p>这个城市的一带风景优美，吸引了很多游客。</text:p>
              </text:list-item>
              <text:list-item>
                <text:p>Zhège chéngshì de yīdài fēngjǐng yōuměi, xīyǐnle hěnduō yóukè.</text:p>
              </text:list-item>
              <text:list-item>
                <text:p>The area around this city has beautiful scenery, attracting many tourist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一辈子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一辈子 (yībèizi)</text:p>
              </text:list-item>
              <text:list-item>
                <text:p>A lifetime; all one's life</text:p>
                <text:p/>
              </text:list-item>
              <text:list-item>
                <text:p>我们可以一辈子都在一起。</text:p>
              </text:list-item>
              <text:list-item>
                <text:p>Wǒmen kěyǐ yībèizi dōu zài yīqǐ.</text:p>
              </text:list-item>
              <text:list-item>
                <text:p>We can be together for a lifetim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依照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依照 (yīzhào)</text:p>
              </text:list-item>
              <text:list-item>
                <text:p>According to; in accordance with</text:p>
                <text:p/>
              </text:list-item>
              <text:list-item>
                <text:p>请依照说明书的指导正确使用这个产品。</text:p>
              </text:list-item>
              <text:list-item>
                <text:p>Qǐng yīzhào shuōmíngshū de zhǐdǎo zhèngquè shǐyòng zhège chǎnpǐn.</text:p>
              </text:list-item>
              <text:list-item>
                <text:p>Please use this product correctly according to the instruction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依据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依据 (yījù)</text:p>
              </text:list-item>
              <text:list-item>
                <text:p>Basis; according to; in light of</text:p>
                <text:p/>
              </text:list-item>
              <text:list-item>
                <text:p>决策应该是科学依据和实际情况综合考虑的结果。</text:p>
              </text:list-item>
              <text:list-item>
                <text:p>Juécè yīnggāi shì kēxué yījù hé shíjì qíngkuàng zōnghé kǎolǜ de jiéguǒ.</text:p>
              </text:list-item>
              <text:list-item>
                <text:p>Decision-making should be the result of a comprehensive consideration of scientific basis and practical situation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依旧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依旧 (yījiù)</text:p>
              </text:list-item>
              <text:list-item>
                <text:p>As before; still</text:p>
                <text:p/>
              </text:list-item>
              <text:list-item>
                <text:p>多年过去了，这里的风景依旧美丽。</text:p>
              </text:list-item>
              <text:list-item>
                <text:p>Duō nián guòqù le, zhèlǐ de fēngjǐng yījiù měilì.</text:p>
              </text:list-item>
              <text:list-item>
                <text:p>Many years have passed, and the scenery here is still beautiful as befor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依法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依法 (yīfǎ)</text:p>
              </text:list-item>
              <text:list-item>
                <text:p>According to the law; in accordance with the law</text:p>
                <text:p/>
              </text:list-item>
              <text:list-item>
                <text:p>所有公民都有依法享有的权利和义务。</text:p>
              </text:list-item>
              <text:list-item>
                <text:p>Suǒyǒu gōngmín dōu yǒu yīfǎ xiǎngyǒu de quánlì hé yìwù.</text:p>
              </text:list-item>
              <text:list-item>
                <text:p>All citizens have rights and duties according to the law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一流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一流 (yīliú)</text:p>
              </text:list-item>
              <text:list-item>
                <text:p>First-rate; top-notch</text:p>
                <text:p/>
              </text:list-item>
              <text:list-item>
                <text:p>这家餐厅提供一流的服务和美味的菜肴。</text:p>
              </text:list-item>
              <text:list-item>
                <text:p>Zhè jiā cāntīng tígōng yīliú de fúwù hé měiwèi de càiyáo.</text:p>
              </text:list-item>
              <text:list-item>
                <text:p>This restaurant provides first-rate service and delicious dishe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夜间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夜间 (yèjiān)</text:p>
              </text:list-item>
              <text:list-item>
                <text:p>At night; during the night</text:p>
                <text:p/>
              </text:list-item>
              <text:list-item>
                <text:p>夜间行驶时，请注意安全驾驶。</text:p>
              </text:list-item>
              <text:list-item>
                <text:p>Yèjiān xíngshǐ shí, qǐng zhùyì ānquán jiàshǐ.</text:p>
              </text:list-item>
              <text:list-item>
                <text:p>Please drive safely at night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业务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业务 (yèwù)</text:p>
              </text:list-item>
              <text:list-item>
                <text:p>Business; operation</text:p>
                <text:p/>
              </text:list-item>
              <text:list-item>
                <text:p>他负责公司的营销业务。</text:p>
              </text:list-item>
              <text:list-item>
                <text:p>Tā fùzé gōngsī de yíngxiāo yèwù.</text:p>
              </text:list-item>
              <text:list-item>
                <text:p>He is in charge of the company's marketing busines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也好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也好 (yě hǎo)</text:p>
              </text:list-item>
              <text:list-item>
                <text:p>It's also fine; it's also good</text:p>
                <text:p/>
              </text:list-item>
              <text:list-item>
                <text:p>你想吃中餐还是西餐，都可以，我都喜欢。也好。</text:p>
              </text:list-item>
              <text:list-item>
                <text:p>Nǐ xiǎng chī zhōngcān háishì xīcān, dōu kěyǐ, wǒ dōu xǐhuān. Yě hǎo.</text:p>
              </text:list-item>
              <text:list-item>
                <text:p>Whether you want to eat Chinese or Western food, it's fine with me. Either is good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咬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咬 (yǎo)</text:p>
              </text:list-item>
              <text:list-item>
                <text:p>Bite</text:p>
                <text:p/>
              </text:list-item>
              <text:list-item>
                <text:p>小狗很调皮，经常咬东西。</text:p>
              </text:list-item>
              <text:list-item>
                <text:p>Xiǎo gǒu hěn tiáopí, jīngcháng yǎo dōngxi.</text:p>
              </text:list-item>
              <text:list-item>
                <text:p>The puppy is very naughty and often bites thing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摇头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摇头 (yáotóu)</text:p>
              </text:list-item>
              <text:list-item>
                <text:p>Shake head</text:p>
                <text:p/>
              </text:list-item>
              <text:list-item>
                <text:p>他听到这个消息时，不禁摇头感到惋惜。</text:p>
              </text:list-item>
              <text:list-item>
                <text:p>Tā tīngdào zhège xiāoxī shí, bùjīn yáotóu gǎndào wǎnxī.</text:p>
              </text:list-item>
              <text:list-item>
                <text:p>Upon hearing the news, he couldn't help but shake his head in regret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邀请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邀请 (yāoqǐng)</text:p>
              </text:list-item>
              <text:list-item>
                <text:p>Invite; invitation</text:p>
                <text:p/>
              </text:list-item>
              <text:list-item>
                <text:p>我收到了一份婚礼的邀请函。</text:p>
              </text:list-item>
              <text:list-item>
                <text:p>Wǒ shōudào le yī fèn hūnlǐ de yāoqǐng hán.</text:p>
              </text:list-item>
              <text:list-item>
                <text:p>I received an invitation to a wedding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眼光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眼光 (yǎnguāng)</text:p>
              </text:list-item>
              <text:list-item>
                <text:p>Insight; vision</text:p>
                <text:p/>
              </text:list-item>
              <text:list-item>
                <text:p>有远见的领导者具有敏锐的眼光，能看到未来的发展方向。</text:p>
              </text:list-item>
              <text:list-item>
                <text:p>Yǒu yuǎnjiàn de lǐngdǎozhě jùyǒu mǐnruì de yǎnguāng, néng kàn dào wèilái de fāzhǎn fāngxiàng.</text:p>
              </text:list-item>
              <text:list-item>
                <text:p>Visionary leaders have a keen insight and can see the future development direction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研究所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研究所 (yánjiūsuǒ)</text:p>
              </text:list-item>
              <text:list-item>
                <text:p>Research institute</text:p>
                <text:p/>
              </text:list-item>
              <text:list-item>
                <text:p>他在一家著名的科研研究所工作。</text:p>
              </text:list-item>
              <text:list-item>
                <text:p>Tā zài yī jiā zhùmíng de kēyán yánjiūsuǒ gōngzuò.</text:p>
              </text:list-item>
              <text:list-item>
                <text:p>He works at a renowned scientific research institut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言语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言语 (yányǔ)</text:p>
              </text:list-item>
              <text:list-item>
                <text:p>Speech; words</text:p>
                <text:p/>
              </text:list-item>
              <text:list-item>
                <text:p>他的言语非常有说服力，能够打动人心。</text:p>
              </text:list-item>
              <text:list-item>
                <text:p>Tā de yányǔ fēicháng yǒu shuōfúlì, nénggòu dǎdòng rénxīn.</text:p>
              </text:list-item>
              <text:list-item>
                <text:p>His words are very persuasive and can move people's heart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严肃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严肃 (yánsù)</text:p>
              </text:list-item>
              <text:list-item>
                <text:p>Solemn; serious</text:p>
                <text:p/>
              </text:list-item>
              <text:list-item>
                <text:p>在庄重的场合，他总是显得很严肃。</text:p>
              </text:list-item>
              <text:list-item>
                <text:p>Zài zhuāngzhòng de chǎnghé, tā zǒngshì xiǎnde hěn yánsù.</text:p>
              </text:list-item>
              <text:list-item>
                <text:p>In formal occasions, he always appears very solemn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严厉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严厉 (yánlì)</text:p>
              </text:list-item>
              <text:list-item>
                <text:p>Severe; stern</text:p>
                <text:p/>
              </text:list-item>
              <text:list-item>
                <text:p>他对待违纪行为非常严厉。</text:p>
              </text:list-item>
              <text:list-item>
                <text:p>Tā duìdài wéijì xíngwéi fēicháng yánlì.</text:p>
              </text:list-item>
              <text:list-item>
                <text:p>He is very severe in dealing with disciplinary violation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8T18:53:29.019000000</meta:creation-date>
    <meta:editing-duration>PT3H18M52S</meta:editing-duration>
    <meta:editing-cycles>45</meta:editing-cycles>
    <meta:generator>LibreOffice/7.6.2.1$Windows_X86_64 LibreOffice_project/56f7684011345957bbf33a7ee678afaf4d2ba333</meta:generator>
    <dc:title>DNA</dc:title>
    <dc:date>2023-11-19T22:36:25.114000000</dc:date>
    <meta:document-statistic meta:object-count="906"/>
  </office:meta>
</office:document-meta>
</file>